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1" svg:font-family="'DejaVu Sans Mono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26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27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2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2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f62"/>
    </style:style>
    <style:style style:name="P3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officeooo:rsid="0015e205" officeooo:paragraph-rsid="0015e205"/>
    </style:style>
    <style:style style:name="P35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paragraph-rsid="0015e205"/>
    </style:style>
    <style:style style:name="P4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4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4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5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/>
    </style:style>
    <style:style style:name="P5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/>
    </style:style>
    <style:style style:name="P5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5c1e"/>
    </style:style>
    <style:style style:name="P60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officeooo:paragraph-rsid="0016c48f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1" officeooo:paragraph-rsid="00165c1e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5c1e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1" fo:font-style="italic"/>
    </style:style>
    <style:style style:name="P6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808080" style:font-name="DejaVu Sans Mono1" fo:font-style="italic" officeooo:paragraph-rsid="0016c48f"/>
    </style:style>
    <style:style style:name="P66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1" officeooo:paragraph-rsid="00165c1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16cf62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205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1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7" style:family="text">
      <style:text-properties fo:color="#008000" fo:font-weight="bold"/>
    </style:style>
    <style:style style:name="T18" style:family="text">
      <style:text-properties fo:color="#008000" style:font-name="DejaVu Sans Mono1" fo:font-weight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1" fo:font-weight="bold"/>
    </style:style>
    <style:style style:name="T22" style:family="text">
      <style:text-properties fo:color="#008080"/>
    </style:style>
    <style:style style:name="T23" style:family="text">
      <style:text-properties fo:color="#008080" style:font-name="DejaVu Sans Mono1"/>
    </style:style>
    <style:style style:name="T24" style:family="text">
      <style:text-properties fo:color="#008080" fo:font-weight="bold"/>
    </style:style>
    <style:style style:name="T25" style:family="text">
      <style:text-properties fo:color="#371f80"/>
    </style:style>
    <style:style style:name="T26" style:family="text">
      <style:text-properties fo:color="#371f80" style:font-name="DejaVu Sans Mono1"/>
    </style:style>
    <style:style style:name="T27" style:family="text">
      <style:text-properties fo:color="#0000ff"/>
    </style:style>
    <style:style style:name="T28" style:family="text">
      <style:text-properties fo:color="#0000ff" style:font-name="DejaVu Sans Mono1"/>
    </style:style>
    <style:style style:name="T29" style:family="text">
      <style:text-properties fo:color="#660e7a"/>
    </style:style>
    <style:style style:name="T30" style:family="text">
      <style:text-properties fo:color="#660e7a" style:font-name="DejaVu Sans Mono1"/>
    </style:style>
    <style:style style:name="T31" style:family="text">
      <style:text-properties officeooo:rsid="0015e205"/>
    </style:style>
    <style:style style:name="T32" style:family="text">
      <style:text-properties officeooo:rsid="0015efd5"/>
    </style:style>
    <style:style style:name="T33" style:family="text">
      <style:text-properties officeooo:rsid="00165c1e"/>
    </style:style>
    <style:style style:name="T34" style:family="text">
      <style:text-properties style:font-name="DejaVu Sans Mono1"/>
    </style:style>
    <style:style style:name="T35" style:family="text">
      <style:text-properties style:font-name="DejaVu Sans Mono1" officeooo:rsid="00165c1e"/>
    </style:style>
    <style:style style:name="T36" style:family="text">
      <style:text-properties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7" style:family="text">
      <style:text-properties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8" style:family="text">
      <style:text-properties officeooo:rsid="00192d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<text:span text:style-name="T31">3</text:span></text:p>
      <text:p text:style-name="P8">Тема: <text:span text:style-name="T31">Наследование, полиморфизм</text:span>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Семенов Илья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1128044078" text:style-name="WWNum2">
        <text:list-item>
          <text:p text:style-name="P35">Постановка задачи</text:p>
        </text:list-item>
      </text:list>
      <text:p text:style-name="P42"><text:span text:style-name="T8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span></text:p>
      <text:list xml:id="list103023892" text:style-name="L1">
        <text:list-item>
          <text:p text:style-name="P34"><text:span text:style-name="T7">Вычисление геометрического центра фигуры.</text:span></text:p>
        </text:list-item>
        <text:list-item>
          <text:p text:style-name="P34"><text:span text:style-name="T7">Вывод точек фигуры в поток с помощью оператора &lt;&lt;</text:span></text:p>
        </text:list-item>
        <text:list-item>
          <text:p text:style-name="P34"><text:span text:style-name="T7">Ввод точек фигуры из потока с помощью оператора &gt;&gt;</text:span></text:p>
        </text:list-item>
        <text:list-item>
          <text:p text:style-name="P34"><text:span text:style-name="T7">Вычисление площади фигур</text:span></text:p>
          <text:p text:style-name="P48"><text:span text:style-name="T7"><text:s text:c="8"/>Также необходимо хранить созданные фигуры в векторе указателей на объекты базового класс</text:span><text:span text:style-name="T9">а</text:span><text:span text:style-name="T7">.</text:span></text:p>
        </text:list-item>
      </text:list>
      <text:p text:style-name="P2"/>
      <text:list xml:id="list163255682564755" text:continue-list="list1128044078" text:style-name="WWNum2">
        <text:list-item>
          <text:p text:style-name="P35">Репозиторий github</text:p>
        </text:list-item>
      </text:list>
      <text:p text:style-name="P13"><text:span text:style-name="T7"><text:tab/></text:span><text:a xlink:type="simple" xlink:href="https://github.com/devepodete/oop_exercise_01/" text:style-name="ListLabel_20_103" text:visited-style-name="ListLabel_20_103"><text:span text:style-name="ListLabel_20_19"><text:span text:style-name="T10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11">3</text:span></text:span></text:a><text:a xlink:type="simple" xlink:href="https://github.com/devepodete/oop_exercise_01/" text:style-name="ListLabel_20_103" text:visited-style-name="ListLabel_20_103"><text:span text:style-name="ListLabel_20_19"><text:span text:style-name="T10">/</text:span></text:span></text:a></text:p>
      <text:p text:style-name="P14"/>
      <text:list xml:id="list163254576969839" text:continue-numbering="true" text:style-name="WWNum2">
        <text:list-item>
          <text:p text:style-name="P36">Описание программы </text:p>
        </text:list-item>
      </text:list>
      <text:p text:style-name="P49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 и Rhombus реализованы проверки на корректность переданных точек, стоит заметить, что точки в конструкторы передаются в любом порядке. Для класса Pentagon проверок в конструкторе не предусмотрено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пятиугольника рассчитывается как сумма площадей составляющих его треугольников. Центры всех фигур вычисляются как сумма координат всех составляющих точек по координатам x и y, поделенная на количество точек.</text:p>
      <text:p text:style-name="P19"/>
      <text:p text:style-name="P19">Для удобства пользования создано меню с <text:span text:style-name="T32">несколькими</text:span> командами: </text:p>
      <text:list xml:id="list1103242141" text:style-name="WWNum3">
        <text:list-item>
          <text:p text:style-name="P24"><text:span text:style-name="T32">add</text:span> <text:span text:style-name="T32">FIG_TYPE POINTS</text:span> – создает новую <text:span text:style-name="T32">фигуру данного типа по переданным точкам</text:span>. <text:span text:style-name="T32">Фигура добавляется в конец вектора фигур.</text:span></text:p>
        </text:list-item>
        <text:list-item>
          <text:p text:style-name="P25"><text:span text:style-name="T9">area INDEX</text:span><text:span text:style-name="T7"> – </text:span><text:span text:style-name="T12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30"><text:span text:style-name="T32">center INDEX</text:span> – <text:span text:style-name="T32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31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31">delete INDEX – удаляет из вектора фигур фигуру с заданным индексам(нумерация с 1).</text:p>
        </text:list-item>
        <text:list-item>
          <text:p text:style-name="P32">count – выводит количество фигур в векторе.</text:p>
        </text:list-item>
      </text:list>
      <text:p text:style-name="P33"/>
      <text:list xml:id="list163256370004910" text:continue-list="list163254576969839" text:style-name="WWNum2">
        <text:list-item>
          <text:p text:style-name="P40"><text:soft-page-break/>Набор testcases</text:p>
        </text:list-item>
      </text:list>
      <text:p text:style-name="P43"><text:span text:style-name="T7">Тестовые файлы:</text:span><text:span text:style-name="T1"> test_01.test</text:span><text:span text:style-name="T7">, </text:span><text:span text:style-name="T1">test_02.test, test_03.test, test_0</text:span><text:span text:style-name="T2">4</text:span><text:span text:style-name="T1">.test</text:span></text:p>
      <text:p text:style-name="P22">test_01.test:</text:p>
      <text:p text:style-name="P21">add Trapeze 0 0 1 3 3 2 4 0</text:p>
      <text:p text:style-name="P21">add Square 0 0 1 1 2 2 3 3</text:p>
      <text:p text:style-name="P21">add Rhombus 0 0 3 4 8 4 5 1</text:p>
      <text:p text:style-name="P21">count</text:p>
      <text:p text:style-name="P21">add Rhombus 0 0 3 4 8 4 5 0</text:p>
      <text:p text:style-name="P21">print 1</text:p>
      <text:p text:style-name="P21">count</text:p>
      <text:p text:style-name="P21">Проверка <text:span text:style-name="T33">обработки фигур, не удовлетворяющих условиям</text:span>.</text:p>
      <text:p text:style-name="P18">Результат работы программы</text:p>
      <text:p text:style-name="P50">At least 2 sides of trapeze must be parallel</text:p>
      <text:p text:style-name="P50">Invalid figure type</text:p>
      <text:p text:style-name="P50">This is not rhombus, sides arent equal</text:p>
      <text:p text:style-name="P50">Elements count0</text:p>
      <text:p text:style-name="P50">Created figure</text:p>
      <text:p text:style-name="P50">Rhombus, p1: 0 0, p2: 3 4, p3: 8 4, p4: 5 0</text:p>
      <text:p text:style-name="P50">Figure at index 1 - Rhombus, p1: 0 0, p2: 3 4, p3: 8 4, p4: 5 0</text:p>
      <text:p text:style-name="P50">Elements count: 1</text:p>
      <text:p text:style-name="P22">test_02.t<text:span text:style-name="T33">est</text:span>:</text:p>
      <text:p text:style-name="P46">add Rhombus 0 0 3 4 8 4 5 0</text:p>
      <text:p text:style-name="P46">add Rhombus 3 4 0 0 8 4 5 0</text:p>
      <text:p text:style-name="P46">add Rhombus 3 4 8 4 5 0 0 0</text:p>
      <text:p text:style-name="P46">add Rhombus 8 4 5 0 3 4 0 0</text:p>
      <text:p text:style-name="P46"><text:soft-page-break/>add Rhombus 5 0 3 4 0 0 8 4</text:p>
      <text:p text:style-name="P46">count</text:p>
      <text:p text:style-name="P46">area 1</text:p>
      <text:p text:style-name="P46">area 2</text:p>
      <text:p text:style-name="P46">area 3</text:p>
      <text:p text:style-name="P46">area 4</text:p>
      <text:p text:style-name="P46">area 5</text:p>
      <text:p text:style-name="P46">center 1</text:p>
      <text:p text:style-name="P46">center 2</text:p>
      <text:p text:style-name="P46">center 3</text:p>
      <text:p text:style-name="P46">center 4</text:p>
      <text:p text:style-name="P46">center 5</text:p>
      <text:p text:style-name="P45">Проверка на правильность работы конструктора класса Rhombus, в частности проверяется коррекность фигуры, если точки передаются в случайном порядке.</text:p>
      <text:p text:style-name="P18">Результат работы программы</text:p>
      <text:p text:style-name="P51">Created figure</text:p>
      <text:p text:style-name="P51">Rhombus, p1: 0 0, p2: 3 4, p3: 8 4, p4: 5 0</text:p>
      <text:p text:style-name="P51">Created figure</text:p>
      <text:p text:style-name="P51">Rhombus, p1: 3 4, p2: 0 0, p3: 5 0, p4: 8 4</text:p>
      <text:p text:style-name="P51">Created figure</text:p>
      <text:p text:style-name="P51">Rhombus, p1: 3 4, p2: 8 4, p3: 5 0, p4: 0 0</text:p>
      <text:p text:style-name="P51">Created figure</text:p>
      <text:p text:style-name="P51">Rhombus, p1: 8 4, p2: 5 0, p3: 0 0, p4: 3 4</text:p>
      <text:p text:style-name="P51">Created figure</text:p>
      <text:p text:style-name="P51">Rhombus, p1: 5 0, p2: 0 0, p3: 3 4, p4: 8 4</text:p>
      <text:p text:style-name="P51"><text:soft-page-break/>Elements count: 5</text:p>
      <text:p text:style-name="P51">Rhombus, p1: 0 0, p2: 3 4, p3: 8 4, p4: 5 0</text:p>
      <text:p text:style-name="P51">Area: 20</text:p>
      <text:p text:style-name="P51">Rhombus, p1: 3 4, p2: 0 0, p3: 5 0, p4: 8 4</text:p>
      <text:p text:style-name="P51">Area: 20</text:p>
      <text:p text:style-name="P51">Rhombus, p1: 3 4, p2: 8 4, p3: 5 0, p4: 0 0</text:p>
      <text:p text:style-name="P51">Area: 20</text:p>
      <text:p text:style-name="P51">Rhombus, p1: 8 4, p2: 5 0, p3: 0 0, p4: 3 4</text:p>
      <text:p text:style-name="P51">Area: 20</text:p>
      <text:p text:style-name="P51">Rhombus, p1: 5 0, p2: 0 0, p3: 3 4, p4: 8 4</text:p>
      <text:p text:style-name="P51">Area: 20</text:p>
      <text:p text:style-name="P51">Rhombus, p1: 0 0, p2: 3 4, p3: 8 4, p4: 5 0</text:p>
      <text:p text:style-name="P51">Center: 4 2</text:p>
      <text:p text:style-name="P51">Rhombus, p1: 3 4, p2: 0 0, p3: 5 0, p4: 8 4</text:p>
      <text:p text:style-name="P51">Center: 4 2</text:p>
      <text:p text:style-name="P51">Rhombus, p1: 3 4, p2: 8 4, p3: 5 0, p4: 0 0</text:p>
      <text:p text:style-name="P51">Center: 4 2</text:p>
      <text:p text:style-name="P51">Rhombus, p1: 8 4, p2: 5 0, p3: 0 0, p4: 3 4</text:p>
      <text:p text:style-name="P51">Center: 4 2</text:p>
      <text:p text:style-name="P51">Rhombus, p1: 5 0, p2: 0 0, p3: 3 4, p4: 8 4</text:p>
      <text:p text:style-name="P51">Center: 4 2</text:p>
      <text:p text:style-name="P22">test_03.<text:span text:style-name="T33">test</text:span>:</text:p>
      <text:p text:style-name="P46">add Trapeze 0 0 3 4 6 4 7 0</text:p>
      <text:p text:style-name="P46">add Trapeze 3 4 6 4 7 0 0 0</text:p>
      <text:p text:style-name="P46">add Trapeze 0 0 7 0 3 4 6 4</text:p>
      <text:p text:style-name="P46"><text:soft-page-break/>add Trapeze 3 4 0 0 6 4 7 0</text:p>
      <text:p text:style-name="P46">add Trapeze 7 0 6 4 0 0 3 4</text:p>
      <text:p text:style-name="P46">count</text:p>
      <text:p text:style-name="P46">area 1</text:p>
      <text:p text:style-name="P46">area 2</text:p>
      <text:p text:style-name="P46">area 3</text:p>
      <text:p text:style-name="P46">area 4</text:p>
      <text:p text:style-name="P46">area 5</text:p>
      <text:p text:style-name="P46">center 1</text:p>
      <text:p text:style-name="P46">center 2</text:p>
      <text:p text:style-name="P46">center 3</text:p>
      <text:p text:style-name="P46">center 4</text:p>
      <text:p text:style-name="P46">center 5</text:p>
      <text:p text:style-name="P45">Проверка на правильность работы конструктора класса Rhombus, в частности проверяется коррекность фигуры, если точки передаются в случайном порядке.</text:p>
      <text:p text:style-name="P18">Результат работы программы</text:p>
      <text:p text:style-name="P51">Created figure</text:p>
      <text:p text:style-name="P51">Trapeze p1:0 0, p2:7 0, p3:3 4, p4:6 4</text:p>
      <text:p text:style-name="P51">Created figure</text:p>
      <text:p text:style-name="P51">Trapeze p1:3 4, p2:6 4, p3:0 0, p4:7 0</text:p>
      <text:p text:style-name="P51">Created figure</text:p>
      <text:p text:style-name="P51">Trapeze p1:0 0, p2:7 0, p3:3 4, p4:6 4</text:p>
      <text:p text:style-name="P51">Created figure</text:p>
      <text:p text:style-name="P51">Trapeze p1:3 4, p2:6 4, p3:0 0, p4:7 0</text:p>
      <text:p text:style-name="P51">Created figure</text:p>
      <text:p text:style-name="P51"><text:soft-page-break/>Trapeze p1:7 0, p2:0 0, p3:6 4, p4:3 4</text:p>
      <text:p text:style-name="P51">Elements count: 5</text:p>
      <text:p text:style-name="P51">Trapeze p1:0 0, p2:7 0, p3:3 4, p4:6 4</text:p>
      <text:p text:style-name="P51">Area: 20</text:p>
      <text:p text:style-name="P51">Trapeze p1:3 4, p2:6 4, p3:0 0, p4:7 0</text:p>
      <text:p text:style-name="P51">Area: 20</text:p>
      <text:p text:style-name="P51">Trapeze p1:0 0, p2:7 0, p3:3 4, p4:6 4</text:p>
      <text:p text:style-name="P51">Area: 20</text:p>
      <text:p text:style-name="P51">Trapeze p1:3 4, p2:6 4, p3:0 0, p4:7 0</text:p>
      <text:p text:style-name="P51">Area: 20</text:p>
      <text:p text:style-name="P51">Trapeze p1:7 0, p2:0 0, p3:6 4, p4:3 4</text:p>
      <text:p text:style-name="P51">Area: 20</text:p>
      <text:p text:style-name="P51">Trapeze p1:0 0, p2:7 0, p3:3 4, p4:6 4</text:p>
      <text:p text:style-name="P51">Center: 4 2</text:p>
      <text:p text:style-name="P51">Trapeze p1:3 4, p2:6 4, p3:0 0, p4:7 0</text:p>
      <text:p text:style-name="P51">Center: 4 2</text:p>
      <text:p text:style-name="P51">Trapeze p1:0 0, p2:7 0, p3:3 4, p4:6 4</text:p>
      <text:p text:style-name="P51">Center: 4 2</text:p>
      <text:p text:style-name="P51">Trapeze p1:3 4, p2:6 4, p3:0 0, p4:7 0</text:p>
      <text:p text:style-name="P51">Center: 4 2</text:p>
      <text:p text:style-name="P51">Trapeze p1:7 0, p2:0 0, p3:6 4, p4:3 4</text:p>
      <text:p text:style-name="P51">Center: 4 2</text:p>
      <text:p text:style-name="P41">test_0<text:span text:style-name="T33">4</text:span>.<text:span text:style-name="T33">test</text:span>:</text:p>
      <text:p text:style-name="P47">add Pentagon 0 0 2 3 7 2 7 -4 3 -3</text:p>
      <text:p text:style-name="P47">add Trapeze 0 0 3 4 6 4 7 0</text:p>
      <text:p text:style-name="P47"><text:soft-page-break/>add Rhombus 3 4 8 4 0 0 5 0</text:p>
      <text:p text:style-name="P47">count</text:p>
      <text:p text:style-name="P47">delete 2</text:p>
      <text:p text:style-name="P47">print 1</text:p>
      <text:p text:style-name="P47">print 2</text:p>
      <text:p text:style-name="P47">print 3</text:p>
      <text:p text:style-name="P47">area 1</text:p>
      <text:p text:style-name="P47">center 1</text:p>
      <text:p text:style-name="P47">area 3</text:p>
      <text:p text:style-name="P47">center 3</text:p>
      <text:p text:style-name="P45">Проверка на правильность работы конструктора конструктора Pentagon, а также проверка удаления фигур.</text:p>
      <text:p text:style-name="P54">Результат работы программы</text:p>
      <text:p text:style-name="P52">Created figure</text:p>
      <text:p text:style-name="P52">Pentagon, p1: 0 0, p2: 2 3, p3: 7 2, p4: 7 -4, p5: 3 -3</text:p>
      <text:p text:style-name="P52">Created figure</text:p>
      <text:p text:style-name="P52">Trapeze p1:0 0, p2:7 0, p3:3 4, p4:6 4</text:p>
      <text:p text:style-name="P52">Created figure</text:p>
      <text:p text:style-name="P52">Rhombus, p1: 3 4, p2: 8 4, p3: 5 0, p4: 0 0</text:p>
      <text:p text:style-name="P52">Elements count: 3</text:p>
      <text:p text:style-name="P52">Figure at index 1 - Pentagon, p1: 0 0, p2: 2 3, p3: 7 2, p4: 7 -4, p5: 3 -3</text:p>
      <text:p text:style-name="P52">Figure at index 2 - Rhombus, p1: 3 4, p2: 8 4, p3: 5 0, p4: 0 0</text:p>
      <text:p text:style-name="P52">No object at that index</text:p>
      <text:p text:style-name="P52">Pentagon, p1: 0 0, p2: 2 3, p3: 7 2, p4: 7 -4, p5: 3 -3</text:p>
      <text:p text:style-name="P52">Area: 34</text:p>
      <text:p text:style-name="P52"><text:soft-page-break/>Pentagon, p1: 0 0, p2: 2 3, p3: 7 2, p4: 7 -4, p5: 3 -3</text:p>
      <text:p text:style-name="P52">Center: 3.8 -0.4</text:p>
      <text:p text:style-name="P52">No object at that index</text:p>
      <text:p text:style-name="P52">No object at that index</text:p>
      <text:p text:style-name="P20"/>
      <text:list xml:id="list163256291514021" text:continue-numbering="true" text:style-name="WWNum2">
        <text:list-item>
          <text:p text:style-name="P38">Результаты выполнения тестов</text:p>
        </text:list-item>
      </text:list>
      <text:p text:style-name="P21">Все тесты успешно пройдены, программа выдаёт верные результаты.</text:p>
      <text:p text:style-name="P3"/>
      <text:list xml:id="list163254452886226" text:continue-numbering="true" text:style-name="WWNum2">
        <text:list-item>
          <text:p text:style-name="P36">Листинг программы</text:p>
        </text:list-item>
      </text:list>
      <text:p text:style-name="P15"/>
      <text:p text:style-name="P17">main.cpp</text:p>
      <text:p text:style-name="P58"><text:span text:style-name="T15">#include </text:span><text:span text:style-name="T16">&lt;iostream&gt;</text:span></text:p>
      <text:p text:style-name="P57"><text:span text:style-name="T14">#include </text:span><text:span text:style-name="T17">&lt;vector&gt;</text:span></text:p>
      <text:p text:style-name="P57"><text:span text:style-name="T14">#include </text:span><text:span text:style-name="T17">&lt;algorithm&gt;</text:span></text:p>
      <text:p text:style-name="P57"><text:span text:style-name="T14">#include </text:span><text:span text:style-name="T17">&lt;exception&gt;</text:span></text:p>
      <text:p text:style-name="P57"><text:span text:style-name="T14">#include </text:span><text:span text:style-name="T17">"Figure.h"</text:span></text:p>
      <text:p text:style-name="P57"><text:span text:style-name="T14">#include </text:span><text:span text:style-name="T17">"Trapeze.h"</text:span></text:p>
      <text:p text:style-name="P57"><text:span text:style-name="T14">#include </text:span><text:span text:style-name="T17">"Rhombus.h"</text:span></text:p>
      <text:p text:style-name="P57"><text:span text:style-name="T14">#include </text:span><text:span text:style-name="T17">"Pentagon.h"</text:span></text:p>
      <text:p text:style-name="P57"><text:span text:style-name="T20">int </text:span>main() {</text:p>
      <text:p text:style-name="P62"><text:s text:c="4"/><text:span text:style-name="T23">std</text:span><text:span text:style-name="T34">::</text:span><text:span text:style-name="T23">vector</text:span><text:span text:style-name="T34">&lt;</text:span><text:span text:style-name="T23">Figure</text:span><text:span text:style-name="T34">*&gt; figures;</text:span></text:p>
      <text:p text:style-name="P62"><text:s text:c="4"/><text:span text:style-name="T23">std</text:span><text:span text:style-name="T34">::</text:span><text:span text:style-name="T26">string </text:span><text:span text:style-name="T34">command;</text:span></text:p>
      <text:p text:style-name="P62"><text:s text:c="4"/><text:span text:style-name="T21">while </text:span><text:span text:style-name="T34">(</text:span><text:span text:style-name="T23">std</text:span><text:span text:style-name="T34">::cin </text:span><text:span text:style-name="T23">&gt;&gt; </text:span><text:span text:style-name="T34">command) {</text:span></text:p>
      <text:p text:style-name="P62"><text:s text:c="8"/><text:span text:style-name="T21">if </text:span><text:span text:style-name="T34">(command </text:span><text:span text:style-name="T23">== </text:span><text:span text:style-name="T18">"add"</text:span><text:span text:style-name="T34">) {</text:span></text:p>
      <text:p text:style-name="P62"><text:s text:c="12"/><text:span text:style-name="T23">std</text:span><text:span text:style-name="T34">::</text:span><text:span text:style-name="T26">string </text:span><text:span text:style-name="T34">fig_type;</text:span></text:p>
      <text:p text:style-name="P62"><text:s text:c="12"/><text:span text:style-name="T23">std</text:span><text:span text:style-name="T34">::cin </text:span><text:span text:style-name="T23">&gt;&gt; </text:span><text:span text:style-name="T34">fig_type;</text:span></text:p>
      <text:p text:style-name="P62"><text:s text:c="12"/><text:span text:style-name="T23">Figure</text:span><text:span text:style-name="T34">* new_fig;</text:span></text:p>
      <text:p text:style-name="P62"><text:s text:c="12"/><text:span text:style-name="T21">if </text:span><text:span text:style-name="T34">(fig_type </text:span><text:span text:style-name="T23">== </text:span><text:span text:style-name="T18">"Trapeze"</text:span><text:span text:style-name="T34">) {</text:span></text:p>
      <text:p text:style-name="P62"><text:s text:c="16"/><text:span text:style-name="T34">new_fig = </text:span><text:span text:style-name="T21">new </text:span><text:span text:style-name="T23">Trapeze</text:span><text:span text:style-name="T34">;</text:span></text:p>
      <text:p text:style-name="P62"><text:s text:c="12"/><text:span text:style-name="T34">} </text:span><text:span text:style-name="T21">else if </text:span><text:span text:style-name="T34">(fig_type </text:span><text:span text:style-name="T23">== </text:span><text:span text:style-name="T18">"Rhombus"</text:span><text:span text:style-name="T34">) {</text:span></text:p>
      <text:p text:style-name="P62"><text:s text:c="16"/><text:span text:style-name="T34">new_fig = </text:span><text:span text:style-name="T21">new </text:span><text:span text:style-name="T23">Rhombus</text:span><text:span text:style-name="T34">;</text:span></text:p>
      <text:p text:style-name="P62"><text:s text:c="12"/><text:span text:style-name="T34">} </text:span><text:span text:style-name="T21">else if </text:span><text:span text:style-name="T34">(fig_type </text:span><text:span text:style-name="T23">== </text:span><text:span text:style-name="T18">"Pentagon"</text:span><text:span text:style-name="T34">) {</text:span></text:p>
      <text:p text:style-name="P62"><text:s text:c="16"/><text:span text:style-name="T34">new_fig = </text:span><text:span text:style-name="T21">new </text:span><text:span text:style-name="T23">Pentagon</text:span><text:span text:style-name="T34">;</text:span></text:p>
      <text:p text:style-name="P62"><text:s text:c="12"/><text:span text:style-name="T34">} </text:span><text:span text:style-name="T21">else </text:span><text:span text:style-name="T34">{</text:span></text:p>
      <text:p text:style-name="P62"><text:s text:c="16"/><text:span text:style-name="T23">std</text:span><text:span text:style-name="T34">::cout </text:span><text:span text:style-name="T23">&lt;&lt; </text:span><text:span text:style-name="T18">"Invalid figure type</text:span><text:span text:style-name="T21">\n</text:span><text:span text:style-name="T18">"</text:span><text:span text:style-name="T34">;</text:span></text:p>
      <text:p text:style-name="P62"><text:s text:c="16"/><text:span text:style-name="T23">std</text:span><text:span text:style-name="T34">::cin.ignore(</text:span><text:span text:style-name="T28">30000</text:span><text:span text:style-name="T34">, </text:span><text:span text:style-name="T18">'</text:span><text:span text:style-name="T21">\n</text:span><text:span text:style-name="T18">'</text:span><text:span text:style-name="T34">);</text:span></text:p>
      <text:p text:style-name="P62"><text:s text:c="16"/><text:span text:style-name="T21">continue</text:span><text:span text:style-name="T34">;</text:span></text:p>
      <text:p text:style-name="P62"><text:s text:c="12"/><text:span text:style-name="T34">}</text:span></text:p>
      <text:p text:style-name="P62"><text:s text:c="12"/><text:span text:style-name="T21">try </text:span><text:span text:style-name="T34">{</text:span></text:p>
      <text:p text:style-name="P62"><text:s text:c="16"/><text:span text:style-name="T23">std</text:span><text:span text:style-name="T34">::cin </text:span><text:span text:style-name="T23">&gt;&gt; </text:span><text:span text:style-name="T34">(*new_fig);</text:span></text:p>
      <text:p text:style-name="P62"><text:s text:c="12"/><text:span text:style-name="T34">} </text:span><text:span text:style-name="T21">catch </text:span><text:span text:style-name="T34">(</text:span><text:span text:style-name="T23">std</text:span><text:span text:style-name="T34">::</text:span><text:span text:style-name="T23">exception</text:span><text:span text:style-name="T34">&amp; e) {</text:span></text:p>
      <text:p text:style-name="P62"><text:s text:c="16"/><text:span text:style-name="T23">std</text:span><text:span text:style-name="T34">::cout </text:span><text:span text:style-name="T23">&lt;&lt; </text:span><text:span text:style-name="T34">e.what()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16"/><text:span text:style-name="T21">delete </text:span><text:span text:style-name="T34">new_fig;</text:span></text:p>
      <text:p text:style-name="P62"><text:s text:c="16"/><text:span text:style-name="T21">continue</text:span><text:span text:style-name="T34">;</text:span></text:p>
      <text:p text:style-name="P62"><text:soft-page-break/><text:s text:c="12"/><text:span text:style-name="T34">}</text:span></text:p>
      <text:p text:style-name="P62"><text:s text:c="12"/><text:span text:style-name="T34">figures.push_back(new_fig);</text:span></text:p>
      <text:p text:style-name="P62"><text:s text:c="12"/><text:span text:style-name="T23">std</text:span><text:span text:style-name="T34">::cout </text:span><text:span text:style-name="T23">&lt;&lt; </text:span><text:span text:style-name="T18">"Created figure</text:span><text:span text:style-name="T21">\n</text:span><text:span text:style-name="T18">"</text:span><text:span text:style-name="T34">;</text:span></text:p>
      <text:p text:style-name="P62"><text:s text:c="12"/><text:span text:style-name="T23">std</text:span><text:span text:style-name="T34">::cout </text:span><text:span text:style-name="T23">&lt;&lt; </text:span><text:span text:style-name="T34">*new_fig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8"/><text:span text:style-name="T34">} </text:span><text:span text:style-name="T21">else if </text:span><text:span text:style-name="T34">(command </text:span><text:span text:style-name="T23">== </text:span><text:span text:style-name="T18">"print"</text:span><text:span text:style-name="T34">) {</text:span></text:p>
      <text:p text:style-name="P62"><text:s text:c="12"/><text:span text:style-name="T21">int </text:span><text:span text:style-name="T34">index;</text:span></text:p>
      <text:p text:style-name="P62"><text:s text:c="12"/><text:span text:style-name="T23">std</text:span><text:span text:style-name="T34">::cin </text:span><text:span text:style-name="T23">&gt;&gt; </text:span><text:span text:style-name="T34">index;</text:span></text:p>
      <text:p text:style-name="P62"><text:s text:c="12"/><text:span text:style-name="T34">index--;</text:span></text:p>
      <text:p text:style-name="P62"><text:s text:c="12"/><text:span text:style-name="T21">if </text:span><text:span text:style-name="T34">(index &lt; </text:span><text:span text:style-name="T28">0 </text:span><text:span text:style-name="T34">|| index &gt;= figures.size()) {</text:span></text:p>
      <text:p text:style-name="P62"><text:s text:c="16"/><text:span text:style-name="T23">std</text:span><text:span text:style-name="T34">::cout </text:span><text:span text:style-name="T23">&lt;&lt; </text:span><text:span text:style-name="T18">"No object at that index</text:span><text:span text:style-name="T21">\n</text:span><text:span text:style-name="T18">"</text:span><text:span text:style-name="T34">;</text:span></text:p>
      <text:p text:style-name="P62"><text:s text:c="16"/><text:span text:style-name="T21">continue</text:span><text:span text:style-name="T34">;</text:span></text:p>
      <text:p text:style-name="P62"><text:s text:c="12"/><text:span text:style-name="T34">}</text:span></text:p>
      <text:p text:style-name="P62"><text:s text:c="12"/><text:span text:style-name="T23">std</text:span><text:span text:style-name="T34">::cout </text:span><text:span text:style-name="T23">&lt;&lt; </text:span><text:span text:style-name="T18">"Figure at index " </text:span><text:span text:style-name="T23">&lt;&lt; </text:span><text:span text:style-name="T34">index + </text:span><text:span text:style-name="T28">1 </text:span><text:span text:style-name="T23">&lt;&lt; </text:span><text:span text:style-name="T18">" - " </text:span><text:span text:style-name="T23">&lt;&lt; </text:span><text:span text:style-name="T34">*figures</text:span><text:span text:style-name="T23">[</text:span><text:span text:style-name="T34">index]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8"/><text:span text:style-name="T34">} </text:span><text:span text:style-name="T21">else if </text:span><text:span text:style-name="T34">(command </text:span><text:span text:style-name="T23">== </text:span><text:span text:style-name="T18">"area"</text:span><text:span text:style-name="T34">) {</text:span></text:p>
      <text:p text:style-name="P62"><text:s text:c="12"/><text:span text:style-name="T21">int </text:span><text:span text:style-name="T34">index;</text:span></text:p>
      <text:p text:style-name="P62"><text:s text:c="12"/><text:span text:style-name="T23">std</text:span><text:span text:style-name="T34">::cin </text:span><text:span text:style-name="T23">&gt;&gt; </text:span><text:span text:style-name="T34">index;</text:span></text:p>
      <text:p text:style-name="P62"><text:s text:c="12"/><text:span text:style-name="T34">index--;</text:span></text:p>
      <text:p text:style-name="P62"><text:s text:c="12"/><text:span text:style-name="T21">if </text:span><text:span text:style-name="T34">(index &lt; </text:span><text:span text:style-name="T28">0 </text:span><text:span text:style-name="T34">|| index &gt;= figures.size()) {</text:span></text:p>
      <text:p text:style-name="P62"><text:s text:c="16"/><text:span text:style-name="T23">std</text:span><text:span text:style-name="T34">::cout </text:span><text:span text:style-name="T23">&lt;&lt; </text:span><text:span text:style-name="T18">"No object at that index</text:span><text:span text:style-name="T21">\n</text:span><text:span text:style-name="T18">"</text:span><text:span text:style-name="T34">;</text:span></text:p>
      <text:p text:style-name="P62"><text:s text:c="16"/><text:span text:style-name="T21">continue</text:span><text:span text:style-name="T34">;</text:span></text:p>
      <text:p text:style-name="P62"><text:s text:c="12"/><text:span text:style-name="T34">}</text:span></text:p>
      <text:p text:style-name="P62"><text:s text:c="12"/><text:span text:style-name="T23">std</text:span><text:span text:style-name="T34">::cout </text:span><text:span text:style-name="T23">&lt;&lt; </text:span><text:span text:style-name="T34">*figures</text:span><text:span text:style-name="T23">[</text:span><text:span text:style-name="T34">index]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12"/><text:span text:style-name="T23">std</text:span><text:span text:style-name="T34">::cout </text:span><text:span text:style-name="T23">&lt;&lt; </text:span><text:span text:style-name="T18">"Area: " </text:span><text:span text:style-name="T23">&lt;&lt; </text:span><text:span text:style-name="T34">figures</text:span><text:span text:style-name="T23">[</text:span><text:span text:style-name="T34">index]-&gt;Area()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8"/><text:span text:style-name="T34">} </text:span><text:span text:style-name="T21">else if </text:span><text:span text:style-name="T34">(command </text:span><text:span text:style-name="T23">== </text:span><text:span text:style-name="T18">"center"</text:span><text:span text:style-name="T34">) {</text:span></text:p>
      <text:p text:style-name="P62"><text:s text:c="12"/><text:span text:style-name="T21">int </text:span><text:span text:style-name="T34">index;</text:span></text:p>
      <text:p text:style-name="P62"><text:s text:c="12"/><text:span text:style-name="T23">std</text:span><text:span text:style-name="T34">::cin </text:span><text:span text:style-name="T23">&gt;&gt; </text:span><text:span text:style-name="T34">index;</text:span></text:p>
      <text:p text:style-name="P62"><text:s text:c="12"/><text:span text:style-name="T34">index--;</text:span></text:p>
      <text:p text:style-name="P62"><text:s text:c="12"/><text:span text:style-name="T21">if </text:span><text:span text:style-name="T34">(index &lt; </text:span><text:span text:style-name="T28">0 </text:span><text:span text:style-name="T34">|| index &gt;= figures.size()) {</text:span></text:p>
      <text:p text:style-name="P62"><text:s text:c="16"/><text:span text:style-name="T23">std</text:span><text:span text:style-name="T34">::cout </text:span><text:span text:style-name="T23">&lt;&lt; </text:span><text:span text:style-name="T18">"No object at that index</text:span><text:span text:style-name="T21">\n</text:span><text:span text:style-name="T18">"</text:span><text:span text:style-name="T34">;</text:span></text:p>
      <text:p text:style-name="P62"><text:s text:c="16"/><text:span text:style-name="T21">continue</text:span><text:span text:style-name="T34">;</text:span></text:p>
      <text:p text:style-name="P62"><text:s text:c="12"/><text:span text:style-name="T34">}</text:span></text:p>
      <text:p text:style-name="P62"><text:s text:c="12"/><text:span text:style-name="T23">std</text:span><text:span text:style-name="T34">::cout </text:span><text:span text:style-name="T23">&lt;&lt; </text:span><text:span text:style-name="T34">*figures</text:span><text:span text:style-name="T23">[</text:span><text:span text:style-name="T34">index]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12"/><text:span text:style-name="T23">std</text:span><text:span text:style-name="T34">::cout </text:span><text:span text:style-name="T23">&lt;&lt; </text:span><text:span text:style-name="T18">"Center: " </text:span><text:span text:style-name="T23">&lt;&lt; </text:span><text:span text:style-name="T34">figures</text:span><text:span text:style-name="T23">[</text:span><text:span text:style-name="T34">index]-&gt;Center()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8"/><text:span text:style-name="T34">} </text:span><text:span text:style-name="T21">else if </text:span><text:span text:style-name="T34">(command </text:span><text:span text:style-name="T23">== </text:span><text:span text:style-name="T18">"delete"</text:span><text:span text:style-name="T34">) {</text:span></text:p>
      <text:p text:style-name="P62"><text:s text:c="12"/><text:span text:style-name="T21">int </text:span><text:span text:style-name="T34">index;</text:span></text:p>
      <text:p text:style-name="P62"><text:s text:c="12"/><text:span text:style-name="T23">std</text:span><text:span text:style-name="T34">::cin </text:span><text:span text:style-name="T23">&gt;&gt; </text:span><text:span text:style-name="T34">index;</text:span></text:p>
      <text:p text:style-name="P62"><text:s text:c="12"/><text:span text:style-name="T34">index--;</text:span></text:p>
      <text:p text:style-name="P62"><text:s text:c="12"/><text:span text:style-name="T21">if </text:span><text:span text:style-name="T34">(index &lt; </text:span><text:span text:style-name="T28">0 </text:span><text:span text:style-name="T34">|| index &gt;= figures.size()) {</text:span></text:p>
      <text:p text:style-name="P62"><text:s text:c="16"/><text:span text:style-name="T23">std</text:span><text:span text:style-name="T34">::cout </text:span><text:span text:style-name="T23">&lt;&lt; </text:span><text:span text:style-name="T18">"No object at that index</text:span><text:span text:style-name="T21">\n</text:span><text:span text:style-name="T18">"</text:span><text:span text:style-name="T34">;</text:span></text:p>
      <text:p text:style-name="P62"><text:s text:c="16"/><text:span text:style-name="T21">continue</text:span><text:span text:style-name="T34">;</text:span></text:p>
      <text:p text:style-name="P62"><text:s text:c="12"/><text:span text:style-name="T34">}</text:span></text:p>
      <text:p text:style-name="P62"><text:s text:c="12"/><text:span text:style-name="T21">delete </text:span><text:span text:style-name="T34">figures</text:span><text:span text:style-name="T23">[</text:span><text:span text:style-name="T34">index];</text:span></text:p>
      <text:p text:style-name="P62"><text:s text:c="12"/><text:span text:style-name="T34">figures.erase(figures.begin() </text:span><text:span text:style-name="T23">+ </text:span><text:span text:style-name="T34">index);</text:span></text:p>
      <text:p text:style-name="P62"><text:s text:c="8"/><text:span text:style-name="T34">} </text:span><text:span text:style-name="T21">else if </text:span><text:span text:style-name="T34">(command </text:span><text:span text:style-name="T23">== </text:span><text:span text:style-name="T18">"count"</text:span><text:span text:style-name="T34">) {</text:span></text:p>
      <text:p text:style-name="P62"><text:s text:c="12"/><text:span text:style-name="T23">std</text:span><text:span text:style-name="T34">::cout </text:span><text:span text:style-name="T23">&lt;&lt; </text:span><text:span text:style-name="T18">"Elements count: " </text:span><text:span text:style-name="T23">&lt;&lt; </text:span><text:span text:style-name="T34">figures.size() </text:span><text:span text:style-name="T23">&lt;&lt; </text:span><text:span text:style-name="T18">"</text:span><text:span text:style-name="T21">\n</text:span><text:span text:style-name="T18">"</text:span><text:span text:style-name="T34">;</text:span></text:p>
      <text:p text:style-name="P62"><text:s text:c="8"/><text:span text:style-name="T34">}</text:span></text:p>
      <text:p text:style-name="P62"><text:s text:c="4"/><text:span text:style-name="T34">}</text:span></text:p>
      <text:p text:style-name="P62"><text:s text:c="4"/><text:span text:style-name="T21">for </text:span><text:span text:style-name="T34">(</text:span><text:span text:style-name="T23">Figure</text:span><text:span text:style-name="T34">* ptr : figures) {</text:span></text:p>
      <text:p text:style-name="P62"><text:s text:c="8"/><text:span text:style-name="T21">delete </text:span><text:span text:style-name="T34">ptr;</text:span></text:p>
      <text:p text:style-name="P62"><text:s text:c="4"/><text:span text:style-name="T34">}</text:span></text:p>
      <text:p text:style-name="P62"><text:s text:c="4"/><text:span text:style-name="T21">return </text:span><text:span text:style-name="T28">0</text:span><text:span text:style-name="T34">;</text:span><text:span text:style-name="T35">}</text:span></text:p>
      <text:p text:style-name="P26"><text:soft-page-break/><text:span text:style-name="T4">Trapeze</text:span><text:bookmark-start text:name="__DdeLink__2335_150959209"/><text:span text:style-name="T3">.h</text:span></text:p>
      <text:p text:style-name="P58"><text:bookmark-end text:name="__DdeLink__2335_150959209"/><text:span text:style-name="T15">#pragma </text:span><text:span text:style-name="T36">once</text:span></text:p>
      <text:p text:style-name="P57"><text:span text:style-name="T14">#include </text:span><text:span text:style-name="T17">"Figure.h"</text:span></text:p>
      <text:p text:style-name="P57"><text:span text:style-name="T14">#include </text:span><text:span text:style-name="T17">&lt;exception&gt;</text:span></text:p>
      <text:p text:style-name="P57"><text:span text:style-name="T20">class </text:span><text:span text:style-name="T22">Trapeze </text:span>: <text:span text:style-name="T20">public </text:span><text:span text:style-name="T22">Figure </text:span>{</text:p>
      <text:p text:style-name="P57"><text:span text:style-name="T20">public</text:span>:</text:p>
      <text:p text:style-name="P62"><text:s text:c="4"/><text:span text:style-name="T34">Trapeze() = </text:span><text:span text:style-name="T21">default</text:span><text:span text:style-name="T34">;</text:span></text:p>
      <text:p text:style-name="P62"><text:s text:c="4"/><text:span text:style-name="T34">Trapeze(</text:span><text:span text:style-name="T23">Point </text:span><text:span text:style-name="T34">p1, </text:span><text:span text:style-name="T23">Point </text:span><text:span text:style-name="T34">p2, </text:span><text:span text:style-name="T23">Point </text:span><text:span text:style-name="T34">p3, </text:span><text:span text:style-name="T23">Point </text:span><text:span text:style-name="T34">p4);</text:span></text:p>
      <text:p text:style-name="P62"><text:s text:c="4"/><text:span text:style-name="T23">Point </text:span><text:span text:style-name="T34">Center() </text:span><text:span text:style-name="T21">const </text:span><text:span text:style-name="T34">override;</text:span></text:p>
      <text:p text:style-name="P62"><text:s text:c="4"/><text:span text:style-name="T21">double </text:span><text:span text:style-name="T34">Area() </text:span><text:span text:style-name="T21">const </text:span><text:span text:style-name="T34">override;</text:span></text:p>
      <text:p text:style-name="P62"><text:s text:c="4"/><text:span text:style-name="T21">void </text:span><text:span text:style-name="T34">Print(</text:span><text:span text:style-name="T23">std</text:span><text:span text:style-name="T34">::</text:span><text:span text:style-name="T26">ostream</text:span><text:span text:style-name="T34">&amp; os) </text:span><text:span text:style-name="T21">const </text:span><text:span text:style-name="T34">override;</text:span></text:p>
      <text:p text:style-name="P62"><text:s text:c="4"/><text:span text:style-name="T21">void </text:span><text:span text:style-name="T34">Scan(</text:span><text:span text:style-name="T23">std</text:span><text:span text:style-name="T34">::</text:span><text:span text:style-name="T26">istream</text:span><text:span text:style-name="T34">&amp; is) override;</text:span></text:p>
      <text:p text:style-name="P57"><text:span text:style-name="T20">private</text:span>:</text:p>
      <text:p text:style-name="P62"><text:s text:c="4"/><text:span text:style-name="T23">Point </text:span><text:span text:style-name="T30">p1_</text:span><text:span text:style-name="T34">, </text:span><text:span text:style-name="T30">p2_</text:span><text:span text:style-name="T34">, </text:span><text:span text:style-name="T30">p3_</text:span><text:span text:style-name="T34">, </text:span><text:span text:style-name="T30">p4_</text:span><text:span text:style-name="T34">;</text:span></text:p>
      <text:p text:style-name="P67">};</text:p>
      <text:p text:style-name="P4"><text:span text:style-name="T33">Trapeze</text:span>.cpp</text:p>
      <text:p text:style-name="P66"><text:span text:style-name="T15">#include </text:span><text:span text:style-name="T16">"Trapeze.h"</text:span></text:p>
      <text:p text:style-name="P57"><text:span text:style-name="T22">Trapeze</text:span>::Trapeze(<text:span text:style-name="T22">Point </text:span>p1, <text:span text:style-name="T22">Point </text:span>p2, <text:span text:style-name="T22">Point </text:span>p3, <text:span text:style-name="T22">Point </text:span>p4)</text:p>
      <text:p text:style-name="P57">: <text:s/><text:span text:style-name="T29">p1_</text:span>(p1), <text:span text:style-name="T29">p2_</text:span>(p2), <text:span text:style-name="T29">p3_</text:span>(p3), <text:span text:style-name="T29">p4_</text:span>(p4){</text:p>
      <text:p text:style-name="P62"><text:s text:c="4"/><text:span text:style-name="T23">Vector </text:span><text:span text:style-name="T34">v1(</text:span><text:span text:style-name="T30">p1_</text:span><text:span text:style-name="T34">, </text:span><text:span text:style-name="T30">p2_</text:span><text:span text:style-name="T34">), v2(</text:span><text:span text:style-name="T30">p3_</text:span><text:span text:style-name="T34">, </text:span><text:span text:style-name="T30">p4_</text:span><text:span text:style-name="T34">);</text:span></text:p>
      <text:p text:style-name="P62"><text:s text:c="4"/><text:span text:style-name="T21">if </text:span><text:span text:style-name="T34">(v1 = </text:span><text:span text:style-name="T23">Vector</text:span><text:span text:style-name="T34">(</text:span><text:span text:style-name="T30">p1_</text:span><text:span text:style-name="T34">, </text:span><text:span text:style-name="T30">p2_</text:span><text:span text:style-name="T34">), v2 = </text:span><text:span text:style-name="T23">Vector</text:span><text:span text:style-name="T34">(</text:span><text:span text:style-name="T30">p3_</text:span><text:span text:style-name="T34">, </text:span><text:span text:style-name="T30">p4_</text:span><text:span text:style-name="T34">), is_parallel(v1, v2)) {</text:span></text:p>
      <text:p text:style-name="P62"><text:s text:c="8"/><text:span text:style-name="T21">if </text:span><text:span text:style-name="T34">(v1 </text:span><text:span text:style-name="T23">* </text:span><text:span text:style-name="T34">v2 &lt; </text:span><text:span text:style-name="T28">0</text:span><text:span text:style-name="T34">) {</text:span></text:p>
      <text:p text:style-name="P62"><text:s text:c="12"/><text:span text:style-name="T23">std</text:span><text:span text:style-name="T34">::swap(</text:span><text:span text:style-name="T30">p3_</text:span><text:span text:style-name="T34">, </text:span><text:span text:style-name="T30">p4_</text:span><text:span text:style-name="T34">);</text:span></text:p>
      <text:p text:style-name="P62"><text:s text:c="8"/><text:span text:style-name="T34">}</text:span></text:p>
      <text:p text:style-name="P62"><text:s text:c="4"/><text:span text:style-name="T34">} </text:span><text:span text:style-name="T21">else if </text:span><text:span text:style-name="T34">(v1 = </text:span><text:span text:style-name="T23">Vector</text:span><text:span text:style-name="T34">(</text:span><text:span text:style-name="T30">p1_</text:span><text:span text:style-name="T34">, </text:span><text:span text:style-name="T30">p3_</text:span><text:span text:style-name="T34">), v2 = </text:span><text:span text:style-name="T23">Vector</text:span><text:span text:style-name="T34">(</text:span><text:span text:style-name="T30">p2_</text:span><text:span text:style-name="T34">, </text:span><text:span text:style-name="T30">p4_</text:span><text:span text:style-name="T34">), is_parallel(v1, v2)) {</text:span></text:p>
      <text:p text:style-name="P62"><text:s text:c="8"/><text:span text:style-name="T21">if </text:span><text:span text:style-name="T34">(v1 </text:span><text:span text:style-name="T23">* </text:span><text:span text:style-name="T34">v2 &lt; </text:span><text:span text:style-name="T28">0</text:span><text:span text:style-name="T34">) {</text:span></text:p>
      <text:p text:style-name="P62"><text:s text:c="12"/><text:span text:style-name="T23">std</text:span><text:span text:style-name="T34">::swap(</text:span><text:span text:style-name="T30">p2_</text:span><text:span text:style-name="T34">, </text:span><text:span text:style-name="T30">p4_</text:span><text:span text:style-name="T34">);</text:span></text:p>
      <text:p text:style-name="P62"><text:s text:c="8"/><text:span text:style-name="T34">}</text:span></text:p>
      <text:p text:style-name="P62"><text:s text:c="8"/><text:span text:style-name="T23">std</text:span><text:span text:style-name="T34">::swap(</text:span><text:span text:style-name="T30">p2_</text:span><text:span text:style-name="T34">, </text:span><text:span text:style-name="T30">p3_</text:span><text:span text:style-name="T34">);</text:span></text:p>
      <text:p text:style-name="P62"><text:s text:c="4"/><text:span text:style-name="T34">} </text:span><text:span text:style-name="T21">else if </text:span><text:span text:style-name="T34">(v1 = </text:span><text:span text:style-name="T23">Vector</text:span><text:span text:style-name="T34">(</text:span><text:span text:style-name="T30">p1_</text:span><text:span text:style-name="T34">, </text:span><text:span text:style-name="T30">p4_</text:span><text:span text:style-name="T34">), v2 = </text:span><text:span text:style-name="T23">Vector</text:span><text:span text:style-name="T34">(</text:span><text:span text:style-name="T30">p2_</text:span><text:span text:style-name="T34">, </text:span><text:span text:style-name="T30">p3_</text:span><text:span text:style-name="T34">), is_parallel(v1, v2)) {</text:span></text:p>
      <text:p text:style-name="P62"><text:s text:c="8"/><text:span text:style-name="T21">if </text:span><text:span text:style-name="T34">(v1 </text:span><text:span text:style-name="T23">* </text:span><text:span text:style-name="T34">v2 &lt; </text:span><text:span text:style-name="T28">0</text:span><text:span text:style-name="T34">) {</text:span></text:p>
      <text:p text:style-name="P62"><text:s text:c="12"/><text:span text:style-name="T23">std</text:span><text:span text:style-name="T34">::swap(</text:span><text:span text:style-name="T30">p2_</text:span><text:span text:style-name="T34">, </text:span><text:span text:style-name="T30">p3_</text:span><text:span text:style-name="T34">);</text:span></text:p>
      <text:p text:style-name="P62"><text:s text:c="8"/><text:span text:style-name="T34">}</text:span></text:p>
      <text:p text:style-name="P62"><text:s text:c="8"/><text:span text:style-name="T23">std</text:span><text:span text:style-name="T34">::swap(</text:span><text:span text:style-name="T30">p2_</text:span><text:span text:style-name="T34">, </text:span><text:span text:style-name="T30">p4_</text:span><text:span text:style-name="T34">);</text:span></text:p>
      <text:p text:style-name="P62"><text:s text:c="8"/><text:span text:style-name="T23">std</text:span><text:span text:style-name="T34">::swap(</text:span><text:span text:style-name="T30">p3_</text:span><text:span text:style-name="T34">, </text:span><text:span text:style-name="T30">p4_</text:span><text:span text:style-name="T34">);</text:span></text:p>
      <text:p text:style-name="P62"><text:s text:c="4"/><text:span text:style-name="T34">} </text:span><text:span text:style-name="T21">else </text:span><text:span text:style-name="T34">{</text:span></text:p>
      <text:p text:style-name="P62"><text:s text:c="8"/><text:span text:style-name="T21">throw </text:span><text:span text:style-name="T23">std</text:span><text:span text:style-name="T34">::</text:span><text:span text:style-name="T23">logic_error</text:span><text:span text:style-name="T34">(</text:span><text:span text:style-name="T18">"At least 2 sides of trapeze must be parallel"</text:span><text:span text:style-name="T34">);</text:span></text:p>
      <text:p text:style-name="P62"><text:s text:c="4"/><text:span text:style-name="T34">}</text:span></text:p>
      <text:p text:style-name="P57">}</text:p>
      <text:p text:style-name="P57"><text:span text:style-name="T22">Point Trapeze</text:span>::Center() <text:span text:style-name="T20">const </text:span>{</text:p>
      <text:p text:style-name="P62"><text:s text:c="4"/><text:span text:style-name="T21">return </text:span><text:span text:style-name="T34">(</text:span><text:span text:style-name="T30">p1_ </text:span><text:span text:style-name="T23">+ </text:span><text:span text:style-name="T30">p2_ </text:span><text:span text:style-name="T23">+ </text:span><text:span text:style-name="T30">p3_ </text:span><text:span text:style-name="T23">+ </text:span><text:span text:style-name="T30">p4_</text:span><text:span text:style-name="T34">) </text:span><text:span text:style-name="T23">/ </text:span><text:span text:style-name="T28">4</text:span><text:span text:style-name="T34">;</text:span></text:p>
      <text:p text:style-name="P57">}</text:p>
      <text:p text:style-name="P57"><text:span text:style-name="T20">double </text:span><text:span text:style-name="T22">Trapeze</text:span>::Area() <text:span text:style-name="T20">const </text:span>{</text:p>
      <text:p text:style-name="P62"><text:s text:c="4"/><text:span text:style-name="T21">double </text:span><text:span text:style-name="T34">height = point_and_straight_distance(</text:span><text:span text:style-name="T30">p1_</text:span><text:span text:style-name="T34">,</text:span><text:span text:style-name="T30">p3_</text:span><text:span text:style-name="T34">,</text:span><text:span text:style-name="T30">p4_</text:span><text:span text:style-name="T34">);</text:span></text:p>
      <text:p text:style-name="P62"><text:s text:c="4"/><text:span text:style-name="T21">return </text:span><text:span text:style-name="T34">(</text:span><text:span text:style-name="T23">Vector</text:span><text:span text:style-name="T34">(</text:span><text:span text:style-name="T30">p1_</text:span><text:span text:style-name="T34">, </text:span><text:span text:style-name="T30">p2_</text:span><text:span text:style-name="T34">).length() + </text:span><text:span text:style-name="T23">Vector</text:span><text:span text:style-name="T34">(</text:span><text:span text:style-name="T30">p3_</text:span><text:span text:style-name="T34">, </text:span><text:span text:style-name="T30">p4_</text:span><text:span text:style-name="T34">).length()) * height </text:span><text:soft-page-break/><text:span text:style-name="T34">/ </text:span><text:span text:style-name="T28">2</text:span><text:span text:style-name="T34">;</text:span></text:p>
      <text:p text:style-name="P57">}</text:p>
      <text:p text:style-name="P57"><text:span text:style-name="T20">void </text:span><text:span text:style-name="T22">Trapeze</text:span>::Print(<text:span text:style-name="T22">std</text:span>::<text:span text:style-name="T25">ostream</text:span>&amp; os) <text:span text:style-name="T20">const </text:span>{</text:p>
      <text:p text:style-name="P62"><text:s text:c="4"/><text:span text:style-name="T34">os </text:span><text:span text:style-name="T23">&lt;&lt; </text:span><text:span text:style-name="T18">"Trapeze p1:" </text:span><text:span text:style-name="T23">&lt;&lt; </text:span><text:span text:style-name="T30">p1_ </text:span><text:span text:style-name="T23">&lt;&lt; </text:span><text:span text:style-name="T18">", p2:" </text:span><text:span text:style-name="T23">&lt;&lt; </text:span><text:span text:style-name="T30">p2_ </text:span><text:span text:style-name="T23">&lt;&lt; </text:span><text:span text:style-name="T18">", p3:" </text:span><text:span text:style-name="T23">&lt;&lt; </text:span><text:span text:style-name="T30">p3_ </text:span><text:span text:style-name="T23">&lt;&lt; </text:span><text:span text:style-name="T18">", p4:" </text:span><text:span text:style-name="T23">&lt;&lt; </text:span><text:span text:style-name="T30">p4_</text:span><text:span text:style-name="T34">;</text:span></text:p>
      <text:p text:style-name="P57">}</text:p>
      <text:p text:style-name="P57"><text:span text:style-name="T20">void </text:span><text:span text:style-name="T22">Trapeze</text:span>::Scan(<text:span text:style-name="T22">std</text:span>::<text:span text:style-name="T25">istream </text:span>&amp;is) {</text:p>
      <text:p text:style-name="P62"><text:s text:c="4"/><text:span text:style-name="T23">Point </text:span><text:span text:style-name="T34">p1,p2,p3,p4;</text:span></text:p>
      <text:p text:style-name="P62"><text:s text:c="4"/><text:span text:style-name="T34">is </text:span><text:span text:style-name="T23">&gt;&gt; </text:span><text:span text:style-name="T34">p1 </text:span><text:span text:style-name="T23">&gt;&gt; </text:span><text:span text:style-name="T34">p2 </text:span><text:span text:style-name="T23">&gt;&gt; </text:span><text:span text:style-name="T34">p3 </text:span><text:span text:style-name="T23">&gt;&gt; </text:span><text:span text:style-name="T34">p4;</text:span></text:p>
      <text:p text:style-name="P62"><text:s text:c="4"/><text:span text:style-name="T34">*</text:span><text:span text:style-name="T21">this </text:span><text:span text:style-name="T34">= </text:span><text:span text:style-name="T23">Trapeze</text:span><text:span text:style-name="T34">(p1,p2,p3,p4);</text:span></text:p>
      <text:p text:style-name="P67">}</text:p>
      <text:p text:style-name="P27"><text:span text:style-name="T4">Trapeze</text:span><text:bookmark-start text:name="__DdeLink__2335_1509592091"/><text:span text:style-name="T3">.h</text:span></text:p>
      <text:p text:style-name="P59"><text:bookmark-end text:name="__DdeLink__2335_1509592091"/><text:span text:style-name="T15">#pragma </text:span><text:span text:style-name="T36">once</text:span></text:p>
      <text:p text:style-name="P61"><text:span text:style-name="T14">#include </text:span><text:span text:style-name="T17">"Figure.h"</text:span></text:p>
      <text:p text:style-name="P61"><text:span text:style-name="T14">#include </text:span><text:span text:style-name="T17">&lt;exception&gt;</text:span></text:p>
      <text:p text:style-name="P61"><text:span text:style-name="T20">class </text:span><text:span text:style-name="T22">Trapeze </text:span>: <text:span text:style-name="T20">public </text:span><text:span text:style-name="T22">Figure </text:span>{</text:p>
      <text:p text:style-name="P61"><text:span text:style-name="T20">public</text:span>:</text:p>
      <text:p text:style-name="P63"><text:s text:c="4"/><text:span text:style-name="T34">Trapeze() = </text:span><text:span text:style-name="T21">default</text:span><text:span text:style-name="T34">;</text:span></text:p>
      <text:p text:style-name="P63"><text:s text:c="4"/><text:span text:style-name="T34">Trapeze(</text:span><text:span text:style-name="T23">Point </text:span><text:span text:style-name="T34">p1, </text:span><text:span text:style-name="T23">Point </text:span><text:span text:style-name="T34">p2, </text:span><text:span text:style-name="T23">Point </text:span><text:span text:style-name="T34">p3, </text:span><text:span text:style-name="T23">Point </text:span><text:span text:style-name="T34">p4);</text:span></text:p>
      <text:p text:style-name="P63"><text:s text:c="4"/><text:span text:style-name="T23">Point </text:span><text:span text:style-name="T34">Center() </text:span><text:span text:style-name="T21">const </text:span><text:span text:style-name="T34">override;</text:span></text:p>
      <text:p text:style-name="P63"><text:s text:c="4"/><text:span text:style-name="T21">double </text:span><text:span text:style-name="T34">Area() </text:span><text:span text:style-name="T21">const </text:span><text:span text:style-name="T34">override;</text:span></text:p>
      <text:p text:style-name="P63"><text:s text:c="4"/><text:span text:style-name="T21">void </text:span><text:span text:style-name="T34">Print(</text:span><text:span text:style-name="T23">std</text:span><text:span text:style-name="T34">::</text:span><text:span text:style-name="T26">ostream</text:span><text:span text:style-name="T34">&amp; os) </text:span><text:span text:style-name="T21">const </text:span><text:span text:style-name="T34">override;</text:span></text:p>
      <text:p text:style-name="P63"><text:s text:c="4"/><text:span text:style-name="T21">void </text:span><text:span text:style-name="T34">Scan(</text:span><text:span text:style-name="T23">std</text:span><text:span text:style-name="T34">::</text:span><text:span text:style-name="T26">istream</text:span><text:span text:style-name="T34">&amp; is) override;</text:span></text:p>
      <text:p text:style-name="P61"><text:span text:style-name="T20">private</text:span>:</text:p>
      <text:p text:style-name="P63"><text:s text:c="4"/><text:span text:style-name="T23">Point </text:span><text:span text:style-name="T30">p1_</text:span><text:span text:style-name="T34">, </text:span><text:span text:style-name="T30">p2_</text:span><text:span text:style-name="T34">, </text:span><text:span text:style-name="T30">p3_</text:span><text:span text:style-name="T34">, </text:span><text:span text:style-name="T30">p4_</text:span><text:span text:style-name="T34">;</text:span></text:p>
      <text:p text:style-name="P68"><text:span text:style-name="T37">};</text:span></text:p>
      <text:p text:style-name="P27"><text:span text:style-name="T4">Rhombus</text:span><text:bookmark-start text:name="__DdeLink__2335_1509592092"/><text:span text:style-name="T3">.h</text:span></text:p>
      <text:p text:style-name="P59"><text:bookmark-end text:name="__DdeLink__2335_1509592092"/><text:span text:style-name="T15">#pragma </text:span><text:span text:style-name="T36">once</text:span></text:p>
      <text:p text:style-name="P57"><text:span text:style-name="T14">#include </text:span><text:span text:style-name="T17">"Figure.h"</text:span></text:p>
      <text:p text:style-name="P57"><text:span text:style-name="T20">class </text:span><text:span text:style-name="T22">Rhombus </text:span>: <text:span text:style-name="T20">public </text:span><text:span text:style-name="T22">Figure </text:span>{</text:p>
      <text:p text:style-name="P57"><text:span text:style-name="T20">public</text:span>:</text:p>
      <text:p text:style-name="P62"><text:s text:c="4"/><text:span text:style-name="T34">Rhombus() = </text:span><text:span text:style-name="T21">default</text:span><text:span text:style-name="T34">;</text:span></text:p>
      <text:p text:style-name="P62"><text:s text:c="4"/><text:span text:style-name="T34">Rhombus(</text:span><text:span text:style-name="T23">Point </text:span><text:span text:style-name="T34">p1_, </text:span><text:span text:style-name="T23">Point </text:span><text:span text:style-name="T34">p2_, </text:span><text:span text:style-name="T23">Point </text:span><text:span text:style-name="T34">p3_, </text:span><text:span text:style-name="T23">Point </text:span><text:span text:style-name="T34">p4_);</text:span></text:p>
      <text:p text:style-name="P62"><text:s text:c="4"/><text:span text:style-name="T23">Point </text:span><text:span text:style-name="T34">Center() </text:span><text:span text:style-name="T21">const </text:span><text:span text:style-name="T34">override;</text:span></text:p>
      <text:p text:style-name="P62"><text:s text:c="4"/><text:span text:style-name="T21">double </text:span><text:span text:style-name="T34">Area() </text:span><text:span text:style-name="T21">const </text:span><text:span text:style-name="T34">override;</text:span></text:p>
      <text:p text:style-name="P62"><text:s text:c="4"/><text:span text:style-name="T21">void </text:span><text:span text:style-name="T34">Print(</text:span><text:span text:style-name="T23">std</text:span><text:span text:style-name="T34">::</text:span><text:span text:style-name="T26">ostream</text:span><text:span text:style-name="T34">&amp; os) </text:span><text:span text:style-name="T21">const </text:span><text:span text:style-name="T34">override;</text:span></text:p>
      <text:p text:style-name="P62"><text:s text:c="4"/><text:span text:style-name="T21">void </text:span><text:span text:style-name="T34">Scan(</text:span><text:span text:style-name="T23">std</text:span><text:span text:style-name="T34">::</text:span><text:span text:style-name="T26">istream</text:span><text:span text:style-name="T34">&amp; is) override;</text:span></text:p>
      <text:p text:style-name="P57"><text:span text:style-name="T20">private</text:span>:</text:p>
      <text:p text:style-name="P62"><text:s text:c="4"/><text:span text:style-name="T23">Point </text:span><text:span text:style-name="T30">p1_</text:span><text:span text:style-name="T34">, </text:span><text:span text:style-name="T30">p2_</text:span><text:span text:style-name="T34">, </text:span><text:span text:style-name="T30">p3_</text:span><text:span text:style-name="T34">, </text:span><text:span text:style-name="T30">p4_</text:span><text:span text:style-name="T34">;</text:span></text:p>
      <text:p text:style-name="P67">};</text:p>
      <text:p text:style-name="P27"><text:span text:style-name="T4">Rhombus</text:span><text:bookmark-start text:name="__DdeLink__2335_15095920921"/><text:span text:style-name="T3">.</text:span><text:span text:style-name="T4">cpp</text:span></text:p>
      <text:p text:style-name="P59"><text:bookmark-end text:name="__DdeLink__2335_15095920921"/><text:span text:style-name="T15">#include </text:span><text:span text:style-name="T16">"Rhombus.h"</text:span></text:p>
      <text:p text:style-name="P57"><text:span text:style-name="T22">Rhombus</text:span>::Rhombus(<text:span text:style-name="T22">Point </text:span>p1, <text:span text:style-name="T22">Point </text:span>p2, <text:span text:style-name="T22">Point </text:span>p3, <text:span text:style-name="T22">Point </text:span>p4)</text:p>
      <text:p text:style-name="P57">: <text:span text:style-name="T29">p1_</text:span>(p1), <text:span text:style-name="T29">p2_</text:span>(p2), <text:span text:style-name="T29">p3_</text:span>(p3), <text:span text:style-name="T29">p4_</text:span>(p4) {</text:p>
      <text:p text:style-name="P62"><text:s text:c="4"/><text:span text:style-name="T21">if </text:span><text:span text:style-name="T34">(</text:span><text:span text:style-name="T23">Vector</text:span><text:span text:style-name="T34">(</text:span><text:span text:style-name="T30">p1_</text:span><text:span text:style-name="T34">, </text:span><text:span text:style-name="T30">p2_</text:span><text:span text:style-name="T34">).length() == </text:span><text:span text:style-name="T23">Vector</text:span><text:span text:style-name="T34">(</text:span><text:span text:style-name="T30">p1_</text:span><text:span text:style-name="T34">, </text:span><text:span text:style-name="T30">p4_</text:span><text:span text:style-name="T34">).length()</text:span></text:p>
      <text:p text:style-name="P62"><text:s text:c="8"/><text:span text:style-name="T34">&amp;&amp; </text:span><text:span text:style-name="T23">Vector</text:span><text:span text:style-name="T34">(</text:span><text:span text:style-name="T30">p3_</text:span><text:span text:style-name="T34">, </text:span><text:span text:style-name="T30">p4_</text:span><text:span text:style-name="T34">).length() == </text:span><text:span text:style-name="T23">Vector</text:span><text:span text:style-name="T34">(</text:span><text:span text:style-name="T30">p2_</text:span><text:span text:style-name="T34">, </text:span><text:span text:style-name="T30">p3_</text:span><text:span text:style-name="T34">).length()</text:span></text:p>
      <text:p text:style-name="P62"><text:s text:c="8"/><text:span text:style-name="T34">&amp;&amp; </text:span><text:span text:style-name="T23">Vector</text:span><text:span text:style-name="T34">(</text:span><text:span text:style-name="T30">p1_</text:span><text:span text:style-name="T34">, </text:span><text:span text:style-name="T30">p2_</text:span><text:span text:style-name="T34">).length() == </text:span><text:span text:style-name="T23">Vector</text:span><text:span text:style-name="T34">(</text:span><text:span text:style-name="T30">p2_</text:span><text:span text:style-name="T34">, </text:span><text:span text:style-name="T30">p3_</text:span><text:span text:style-name="T34">).length()) {</text:span></text:p>
      <text:p text:style-name="P62"><text:s text:c="4"/><text:span text:style-name="T34">} </text:span><text:span text:style-name="T21">else if </text:span><text:span text:style-name="T34">(</text:span><text:span text:style-name="T23">Vector</text:span><text:span text:style-name="T34">(</text:span><text:span text:style-name="T30">p1_</text:span><text:span text:style-name="T34">, </text:span><text:span text:style-name="T30">p4_</text:span><text:span text:style-name="T34">).length() == </text:span><text:span text:style-name="T23">Vector</text:span><text:span text:style-name="T34">(</text:span><text:span text:style-name="T30">p1_</text:span><text:span text:style-name="T34">, </text:span><text:span text:style-name="T30">p3_</text:span><text:span text:style-name="T34">).length()</text:span></text:p>
      <text:p text:style-name="P62"><text:soft-page-break/><text:s text:c="11"/><text:span text:style-name="T34">&amp;&amp; </text:span><text:span text:style-name="T23">Vector</text:span><text:span text:style-name="T34">(</text:span><text:span text:style-name="T30">p2_</text:span><text:span text:style-name="T34">, </text:span><text:span text:style-name="T30">p3_</text:span><text:span text:style-name="T34">).length() == </text:span><text:span text:style-name="T23">Vector</text:span><text:span text:style-name="T34">(</text:span><text:span text:style-name="T30">p2_</text:span><text:span text:style-name="T34">, </text:span><text:span text:style-name="T30">p4_</text:span><text:span text:style-name="T34">).length()</text:span></text:p>
      <text:p text:style-name="P62"><text:s text:c="11"/><text:span text:style-name="T34">&amp;&amp; </text:span><text:span text:style-name="T23">Vector</text:span><text:span text:style-name="T34">(</text:span><text:span text:style-name="T30">p1_</text:span><text:span text:style-name="T34">, </text:span><text:span text:style-name="T30">p4_</text:span><text:span text:style-name="T34">).length() == </text:span><text:span text:style-name="T23">Vector</text:span><text:span text:style-name="T34">(</text:span><text:span text:style-name="T30">p2_</text:span><text:span text:style-name="T34">, </text:span><text:span text:style-name="T30">p4_</text:span><text:span text:style-name="T34">).length()) {</text:span></text:p>
      <text:p text:style-name="P62"><text:s text:c="8"/><text:span text:style-name="T23">std</text:span><text:span text:style-name="T34">::swap(</text:span><text:span text:style-name="T30">p2_</text:span><text:span text:style-name="T34">, </text:span><text:span text:style-name="T30">p3_</text:span><text:span text:style-name="T34">);</text:span></text:p>
      <text:p text:style-name="P62"><text:s text:c="4"/><text:span text:style-name="T34">} </text:span><text:span text:style-name="T21">else if </text:span><text:span text:style-name="T34">(</text:span><text:span text:style-name="T23">Vector</text:span><text:span text:style-name="T34">(</text:span><text:span text:style-name="T30">p1_</text:span><text:span text:style-name="T34">, </text:span><text:span text:style-name="T30">p3_</text:span><text:span text:style-name="T34">).length() == </text:span><text:span text:style-name="T23">Vector</text:span><text:span text:style-name="T34">(</text:span><text:span text:style-name="T30">p1_</text:span><text:span text:style-name="T34">, </text:span><text:span text:style-name="T30">p2_</text:span><text:span text:style-name="T34">).length()</text:span></text:p>
      <text:p text:style-name="P62"><text:s text:c="14"/><text:span text:style-name="T34">&amp;&amp; </text:span><text:span text:style-name="T23">Vector</text:span><text:span text:style-name="T34">(</text:span><text:span text:style-name="T30">p2_</text:span><text:span text:style-name="T34">, </text:span><text:span text:style-name="T30">p4_</text:span><text:span text:style-name="T34">).length() == </text:span><text:span text:style-name="T23">Vector</text:span><text:span text:style-name="T34">(</text:span><text:span text:style-name="T30">p3_</text:span><text:span text:style-name="T34">, </text:span><text:span text:style-name="T30">p4_</text:span><text:span text:style-name="T34">).length()</text:span></text:p>
      <text:p text:style-name="P62"><text:s text:c="14"/><text:span text:style-name="T34">&amp;&amp; </text:span><text:span text:style-name="T23">Vector</text:span><text:span text:style-name="T34">(</text:span><text:span text:style-name="T30">p1_</text:span><text:span text:style-name="T34">, </text:span><text:span text:style-name="T30">p2_</text:span><text:span text:style-name="T34">).length() == </text:span><text:span text:style-name="T23">Vector</text:span><text:span text:style-name="T34">(</text:span><text:span text:style-name="T30">p2_</text:span><text:span text:style-name="T34">, </text:span><text:span text:style-name="T30">p4_</text:span><text:span text:style-name="T34">).length()) {</text:span></text:p>
      <text:p text:style-name="P62"><text:s text:c="8"/><text:span text:style-name="T23">std</text:span><text:span text:style-name="T34">::swap(</text:span><text:span text:style-name="T30">p3_</text:span><text:span text:style-name="T34">, </text:span><text:span text:style-name="T30">p4_</text:span><text:span text:style-name="T34">);</text:span></text:p>
      <text:p text:style-name="P62"><text:s text:c="4"/><text:span text:style-name="T34">} </text:span><text:span text:style-name="T21">else </text:span><text:span text:style-name="T34">{</text:span></text:p>
      <text:p text:style-name="P62"><text:s text:c="8"/><text:span text:style-name="T21">throw </text:span><text:span text:style-name="T23">std</text:span><text:span text:style-name="T34">::</text:span><text:span text:style-name="T23">logic_error</text:span><text:span text:style-name="T34">(</text:span><text:span text:style-name="T18">"This is not rhombus, sides arent equal"</text:span><text:span text:style-name="T34">);</text:span></text:p>
      <text:p text:style-name="P62"><text:s text:c="4"/><text:span text:style-name="T34">}</text:span></text:p>
      <text:p text:style-name="P57">}</text:p>
      <text:p text:style-name="P57"><text:span text:style-name="T20">double </text:span><text:span text:style-name="T22">Rhombus</text:span>::Area() <text:span text:style-name="T20">const </text:span>{</text:p>
      <text:p text:style-name="P62"><text:s text:c="4"/><text:span text:style-name="T21">return </text:span><text:span text:style-name="T23">Vector</text:span><text:span text:style-name="T34">(</text:span><text:span text:style-name="T30">p1_</text:span><text:span text:style-name="T34">, </text:span><text:span text:style-name="T30">p3_</text:span><text:span text:style-name="T34">).length() * </text:span><text:span text:style-name="T23">Vector</text:span><text:span text:style-name="T34">(</text:span><text:span text:style-name="T30">p2_</text:span><text:span text:style-name="T34">, </text:span><text:span text:style-name="T30">p4_</text:span><text:span text:style-name="T34">).length() / </text:span><text:span text:style-name="T28">2</text:span><text:span text:style-name="T34">;</text:span></text:p>
      <text:p text:style-name="P57">}</text:p>
      <text:p text:style-name="P57"><text:span text:style-name="T22">Point Rhombus</text:span>::Center() <text:span text:style-name="T20">const </text:span>{</text:p>
      <text:p text:style-name="P62"><text:s text:c="4"/><text:span text:style-name="T21">return </text:span><text:span text:style-name="T34">(</text:span><text:span text:style-name="T30">p1_ </text:span><text:span text:style-name="T23">+ </text:span><text:span text:style-name="T30">p3_</text:span><text:span text:style-name="T34">) </text:span><text:span text:style-name="T23">/ </text:span><text:span text:style-name="T28">2</text:span><text:span text:style-name="T34">;</text:span></text:p>
      <text:p text:style-name="P57">}</text:p>
      <text:p text:style-name="P57"><text:span text:style-name="T20">void </text:span><text:span text:style-name="T22">Rhombus</text:span>::Print(<text:span text:style-name="T22">std</text:span>::<text:span text:style-name="T25">ostream</text:span>&amp; os) <text:span text:style-name="T20">const </text:span>{</text:p>
      <text:p text:style-name="P62"><text:s text:c="4"/><text:span text:style-name="T34">os </text:span><text:span text:style-name="T23">&lt;&lt; </text:span><text:span text:style-name="T18">"Rhombus, p1: " </text:span><text:span text:style-name="T23">&lt;&lt; </text:span><text:span text:style-name="T30">p1_ </text:span><text:span text:style-name="T23">&lt;&lt; </text:span><text:span text:style-name="T18">", p2: " </text:span><text:span text:style-name="T23">&lt;&lt; </text:span><text:span text:style-name="T30">p2_ </text:span><text:span text:style-name="T23">&lt;&lt; </text:span><text:span text:style-name="T18">", p3: " </text:span><text:span text:style-name="T23">&lt;&lt; </text:span><text:span text:style-name="T30">p3_ </text:span><text:span text:style-name="T23">&lt;&lt; </text:span><text:span text:style-name="T18">", p4: " </text:span><text:span text:style-name="T23">&lt;&lt; </text:span><text:span text:style-name="T30">p4_</text:span><text:span text:style-name="T34">;</text:span></text:p>
      <text:p text:style-name="P57">}</text:p>
      <text:p text:style-name="P57"><text:span text:style-name="T20">void </text:span><text:span text:style-name="T22">Rhombus</text:span>::Scan(<text:span text:style-name="T22">std</text:span>::<text:span text:style-name="T25">istream </text:span>&amp;is) {</text:p>
      <text:p text:style-name="P62"><text:s text:c="4"/><text:span text:style-name="T23">Point </text:span><text:span text:style-name="T34">p1,p2,p3,p4;</text:span></text:p>
      <text:p text:style-name="P62"><text:s text:c="4"/><text:span text:style-name="T34">is </text:span><text:span text:style-name="T23">&gt;&gt; </text:span><text:span text:style-name="T34">p1 </text:span><text:span text:style-name="T23">&gt;&gt; </text:span><text:span text:style-name="T34">p2 </text:span><text:span text:style-name="T23">&gt;&gt; </text:span><text:span text:style-name="T34">p3 </text:span><text:span text:style-name="T23">&gt;&gt; </text:span><text:span text:style-name="T34">p4;</text:span></text:p>
      <text:p text:style-name="P62"><text:s text:c="4"/><text:span text:style-name="T34">*</text:span><text:span text:style-name="T21">this </text:span><text:span text:style-name="T34">= </text:span><text:span text:style-name="T23">Rhombus</text:span><text:span text:style-name="T34">(p1,p2,p3,p4);</text:span></text:p>
      <text:p text:style-name="P67">}</text:p>
      <text:p text:style-name="P59"><text:span text:style-name="T36"/></text:p>
      <text:p text:style-name="P27"><text:span text:style-name="T5">Pentagon</text:span><text:bookmark-start text:name="__DdeLink__2335_15095920922"/><text:span text:style-name="T3">.h</text:span></text:p>
      <text:p text:style-name="P59"><text:bookmark-end text:name="__DdeLink__2335_15095920922"/><text:span text:style-name="T15">#pragma </text:span><text:span text:style-name="T36">once</text:span></text:p>
      <text:p text:style-name="P57"><text:span text:style-name="T14">#include </text:span><text:span text:style-name="T17">"Figure.h"</text:span></text:p>
      <text:p text:style-name="P57"><text:span text:style-name="T20">class </text:span><text:span text:style-name="T22">Pentagon </text:span>: <text:span text:style-name="T20">public </text:span><text:span text:style-name="T22">Figure </text:span>{</text:p>
      <text:p text:style-name="P57"><text:span text:style-name="T20">public</text:span>:</text:p>
      <text:p text:style-name="P62"><text:s text:c="4"/><text:span text:style-name="T34">Pentagon() = </text:span><text:span text:style-name="T21">default</text:span><text:span text:style-name="T34">;</text:span></text:p>
      <text:p text:style-name="P62"><text:s text:c="4"/><text:span text:style-name="T21">explicit </text:span><text:span text:style-name="T34">Pentagon(</text:span><text:span text:style-name="T21">const </text:span><text:span text:style-name="T23">Point</text:span><text:span text:style-name="T34">&amp; p1, </text:span><text:span text:style-name="T21">const </text:span><text:span text:style-name="T23">Point</text:span><text:span text:style-name="T34">&amp; p2, </text:span><text:span text:style-name="T21">const </text:span><text:span text:style-name="T23">Point</text:span><text:span text:style-name="T34">&amp; p3, </text:span><text:span text:style-name="T21">const </text:span><text:span text:style-name="T23">Point</text:span><text:span text:style-name="T34">&amp; p4, </text:span><text:span text:style-name="T21">const </text:span><text:span text:style-name="T23">Point</text:span><text:span text:style-name="T34">&amp; p5);</text:span></text:p>
      <text:p text:style-name="P62"><text:s text:c="4"/><text:span text:style-name="T23">Point </text:span><text:span text:style-name="T34">Center() </text:span><text:span text:style-name="T21">const </text:span><text:span text:style-name="T34">override;</text:span></text:p>
      <text:p text:style-name="P62"><text:s text:c="4"/><text:span text:style-name="T21">double </text:span><text:span text:style-name="T34">Area() </text:span><text:span text:style-name="T21">const </text:span><text:span text:style-name="T34">override;</text:span></text:p>
      <text:p text:style-name="P62"><text:s text:c="4"/><text:span text:style-name="T21">void </text:span><text:span text:style-name="T34">Print(</text:span><text:span text:style-name="T23">std</text:span><text:span text:style-name="T34">::</text:span><text:span text:style-name="T26">ostream</text:span><text:span text:style-name="T34">&amp; os) </text:span><text:span text:style-name="T21">const </text:span><text:span text:style-name="T34">override;</text:span></text:p>
      <text:p text:style-name="P62"><text:s text:c="4"/><text:span text:style-name="T21">void </text:span><text:span text:style-name="T34">Scan(</text:span><text:span text:style-name="T23">std</text:span><text:span text:style-name="T34">::</text:span><text:span text:style-name="T26">istream</text:span><text:span text:style-name="T34">&amp; is) override;</text:span></text:p>
      <text:p text:style-name="P57"><text:span text:style-name="T20">private</text:span>:</text:p>
      <text:p text:style-name="P62"><text:s text:c="4"/><text:span text:style-name="T23">Point </text:span><text:span text:style-name="T30">p1_</text:span><text:span text:style-name="T34">, </text:span><text:span text:style-name="T30">p2_</text:span><text:span text:style-name="T34">, </text:span><text:span text:style-name="T30">p3_</text:span><text:span text:style-name="T34">, </text:span><text:span text:style-name="T30">p4_</text:span><text:span text:style-name="T34">, </text:span><text:span text:style-name="T30">p5_</text:span><text:span text:style-name="T34">;</text:span></text:p>
      <text:p text:style-name="P67">};</text:p>
      <text:p text:style-name="P59"><text:span text:style-name="T36"/></text:p>
      <text:p text:style-name="P28"><text:span text:style-name="T5">Pentagon</text:span><text:bookmark-start text:name="__DdeLink__2335_150959209221"/><text:span text:style-name="T3">.</text:span><text:span text:style-name="T5">cpp</text:span></text:p>
      <text:p text:style-name="P65"><text:bookmark-end text:name="__DdeLink__2335_150959209221"/><text:span text:style-name="T36">//</text:span></text:p>
      <text:p text:style-name="P64">// Created by ilya on 13.10.2019.</text:p>
      <text:p text:style-name="P64">//</text:p>
      <text:p text:style-name="P57"><text:span text:style-name="T14">#include </text:span><text:span text:style-name="T17">"Pentagon.h"</text:span></text:p>
      <text:p text:style-name="P57"><text:span text:style-name="T22">Pentagon</text:span>::Pentagon(<text:span text:style-name="T20">const </text:span><text:span text:style-name="T22">Point</text:span>&amp; p1, <text:span text:style-name="T20">const </text:span><text:span text:style-name="T22">Point</text:span>&amp; p2, <text:span text:style-name="T20">const </text:span><text:span text:style-name="T22">Point</text:span>&amp; p3, <text:span text:style-name="T20">const </text:span><text:span text:style-name="T22">Point</text:span>&amp; p4, <text:span text:style-name="T20">const </text:span><text:span text:style-name="T22">Point</text:span>&amp; p5)</text:p>
      <text:p text:style-name="P62"><text:soft-page-break/><text:s text:c="8"/><text:span text:style-name="T34">: </text:span><text:span text:style-name="T30">p1_</text:span><text:span text:style-name="T34">(p1), </text:span><text:span text:style-name="T30">p2_</text:span><text:span text:style-name="T34">(p2), </text:span><text:span text:style-name="T30">p3_</text:span><text:span text:style-name="T34">(p3), </text:span><text:span text:style-name="T30">p4_</text:span><text:span text:style-name="T34">(p4), </text:span><text:span text:style-name="T30">p5_</text:span><text:span text:style-name="T34">(p5) {}</text:span></text:p>
      <text:p text:style-name="P57"><text:span text:style-name="T20">double </text:span><text:span text:style-name="T22">Pentagon</text:span>::Area() <text:span text:style-name="T20">const </text:span>{</text:p>
      <text:p text:style-name="P62"><text:s text:c="4"/><text:span text:style-name="T21">return</text:span></text:p>
      <text:p text:style-name="P62"><text:span text:style-name="T19"><text:s text:c="4"/></text:span><text:span text:style-name="T34">point_and_straight_distance(</text:span><text:span text:style-name="T30">p1_</text:span><text:span text:style-name="T34">, </text:span><text:span text:style-name="T30">p2_</text:span><text:span text:style-name="T34">, </text:span><text:span text:style-name="T30">p3_</text:span><text:span text:style-name="T34">) * </text:span><text:span text:style-name="T23">Vector</text:span><text:span text:style-name="T34">(</text:span><text:span text:style-name="T30">p2_</text:span><text:span text:style-name="T34">, </text:span><text:span text:style-name="T30">p3_</text:span><text:span text:style-name="T34">).length() / </text:span><text:span text:style-name="T28">2</text:span></text:p>
      <text:p text:style-name="P62"><text:span text:style-name="T27"><text:s text:c="4"/></text:span><text:span text:style-name="T34">+ point_and_straight_distance(</text:span><text:span text:style-name="T30">p1_</text:span><text:span text:style-name="T34">, </text:span><text:span text:style-name="T30">p3_</text:span><text:span text:style-name="T34">, </text:span><text:span text:style-name="T30">p4_</text:span><text:span text:style-name="T34">) * </text:span><text:span text:style-name="T23">Vector</text:span><text:span text:style-name="T34">(</text:span><text:span text:style-name="T30">p3_</text:span><text:span text:style-name="T34">, </text:span><text:span text:style-name="T30">p4_</text:span><text:span text:style-name="T34">).length() / </text:span><text:span text:style-name="T28">2</text:span></text:p>
      <text:p text:style-name="P62"><text:span text:style-name="T27"><text:s text:c="4"/></text:span><text:span text:style-name="T34">+ point_and_straight_distance(</text:span><text:span text:style-name="T30">p1_</text:span><text:span text:style-name="T34">, </text:span><text:span text:style-name="T30">p4_</text:span><text:span text:style-name="T34">, </text:span><text:span text:style-name="T30">p5_</text:span><text:span text:style-name="T34">) * </text:span><text:span text:style-name="T23">Vector</text:span><text:span text:style-name="T34">(</text:span><text:span text:style-name="T30">p4_</text:span><text:span text:style-name="T34">, </text:span><text:span text:style-name="T30">p5_</text:span><text:span text:style-name="T34">).length() / </text:span><text:span text:style-name="T28">2</text:span><text:span text:style-name="T34">;</text:span></text:p>
      <text:p text:style-name="P57">}</text:p>
      <text:p text:style-name="P57"><text:span text:style-name="T22">Point Pentagon</text:span>::Center() <text:span text:style-name="T20">const </text:span>{</text:p>
      <text:p text:style-name="P62"><text:s text:c="4"/><text:span text:style-name="T21">return </text:span><text:span text:style-name="T34">(</text:span><text:span text:style-name="T30">p1_ </text:span><text:span text:style-name="T23">+ </text:span><text:span text:style-name="T30">p2_ </text:span><text:span text:style-name="T23">+ </text:span><text:span text:style-name="T30">p3_ </text:span><text:span text:style-name="T23">+ </text:span><text:span text:style-name="T30">p4_ </text:span><text:span text:style-name="T23">+ </text:span><text:span text:style-name="T30">p5_</text:span><text:span text:style-name="T34">) </text:span><text:span text:style-name="T23">/ </text:span><text:span text:style-name="T28">5</text:span><text:span text:style-name="T34">;</text:span></text:p>
      <text:p text:style-name="P57">}</text:p>
      <text:p text:style-name="P57"><text:span text:style-name="T20">void </text:span><text:span text:style-name="T22">Pentagon</text:span>::Print(<text:span text:style-name="T22">std</text:span>::<text:span text:style-name="T25">ostream</text:span>&amp; os) <text:span text:style-name="T20">const </text:span>{</text:p>
      <text:p text:style-name="P62"><text:s text:c="4"/><text:span text:style-name="T34">os </text:span><text:span text:style-name="T23">&lt;&lt; </text:span><text:span text:style-name="T18">"Pentagon, p1: " </text:span><text:span text:style-name="T23">&lt;&lt; </text:span><text:span text:style-name="T30">p1_ </text:span><text:span text:style-name="T23">&lt;&lt; </text:span><text:span text:style-name="T18">", p2: " </text:span><text:span text:style-name="T23">&lt;&lt; </text:span><text:span text:style-name="T30">p2_ </text:span><text:span text:style-name="T23">&lt;&lt; </text:span><text:span text:style-name="T18">", p3: " </text:span><text:span text:style-name="T23">&lt;&lt; </text:span><text:span text:style-name="T30">p3_ </text:span><text:span text:style-name="T23">&lt;&lt; </text:span><text:span text:style-name="T18">", p4: " </text:span><text:span text:style-name="T23">&lt;&lt; </text:span><text:span text:style-name="T30">p4_ </text:span><text:span text:style-name="T23">&lt;&lt; </text:span><text:span text:style-name="T18">", p5: " </text:span><text:span text:style-name="T23">&lt;&lt; </text:span><text:span text:style-name="T30">p5_</text:span><text:span text:style-name="T34">;</text:span></text:p>
      <text:p text:style-name="P57">}</text:p>
      <text:p text:style-name="P57"><text:span text:style-name="T20">void </text:span><text:span text:style-name="T22">Pentagon</text:span>::Scan(<text:span text:style-name="T22">std</text:span>::<text:span text:style-name="T25">istream </text:span>&amp;is) {</text:p>
      <text:p text:style-name="P62"><text:s text:c="4"/><text:span text:style-name="T23">Point </text:span><text:span text:style-name="T34">p1, p2, p3, p4, p5;</text:span></text:p>
      <text:p text:style-name="P62"><text:s text:c="4"/><text:span text:style-name="T34">is </text:span><text:span text:style-name="T23">&gt;&gt; </text:span><text:span text:style-name="T34">p1 </text:span><text:span text:style-name="T23">&gt;&gt; </text:span><text:span text:style-name="T34">p2 </text:span><text:span text:style-name="T23">&gt;&gt; </text:span><text:span text:style-name="T34">p3 </text:span><text:span text:style-name="T23">&gt;&gt; </text:span><text:span text:style-name="T34">p4 </text:span><text:span text:style-name="T23">&gt;&gt; </text:span><text:span text:style-name="T34">p5;</text:span></text:p>
      <text:p text:style-name="P62"><text:s text:c="4"/><text:span text:style-name="T34">*</text:span><text:span text:style-name="T21">this </text:span><text:span text:style-name="T34">= </text:span><text:span text:style-name="T23">Pentagon</text:span><text:span text:style-name="T34">(p1,p2,p3,p4,p5);</text:span></text:p>
      <text:p text:style-name="P67">}</text:p>
      <text:p text:style-name="P60"><text:span text:style-name="T36"/></text:p>
      <text:p text:style-name="P28"><text:span text:style-name="T5">Figure.</text:span><text:bookmark-start text:name="__DdeLink__2335_150959209222"/><text:span text:style-name="T3">h</text:span></text:p>
      <text:p text:style-name="P60"><text:bookmark-end text:name="__DdeLink__2335_150959209222"/><text:span text:style-name="T15">#pragma </text:span><text:span text:style-name="T36">once</text:span></text:p>
      <text:p text:style-name="P57"><text:span text:style-name="T14">#include </text:span><text:span text:style-name="T17">&lt;numeric&gt;</text:span></text:p>
      <text:p text:style-name="P57"><text:span text:style-name="T14">#include </text:span><text:span text:style-name="T17">&lt;iostream&gt;</text:span></text:p>
      <text:p text:style-name="P57"><text:span text:style-name="T14">#include </text:span><text:span text:style-name="T17">&lt;vector&gt;</text:span></text:p>
      <text:p text:style-name="P57"><text:span text:style-name="T14">#include </text:span><text:span text:style-name="T17">&lt;cmath&gt;</text:span></text:p>
      <text:p text:style-name="P57"><text:span text:style-name="T14">#include </text:span><text:span text:style-name="T17">&lt;limits&gt;</text:span></text:p>
      <text:p text:style-name="P57"><text:span text:style-name="T20">struct </text:span><text:span text:style-name="T22">Point </text:span>{</text:p>
      <text:p text:style-name="P62"><text:s text:c="4"/><text:span text:style-name="T21">double </text:span><text:span text:style-name="T30">x</text:span><text:span text:style-name="T34">;</text:span></text:p>
      <text:p text:style-name="P62"><text:s text:c="4"/><text:span text:style-name="T21">double </text:span><text:span text:style-name="T30">y</text:span><text:span text:style-name="T34">;</text:span></text:p>
      <text:p text:style-name="P57">};</text:p>
      <text:p text:style-name="P57"><text:span text:style-name="T22">Point </text:span><text:span text:style-name="T24">operator </text:span>+ (<text:span text:style-name="T20">const </text:span><text:span text:style-name="T22">Point</text:span>&amp; lhs, <text:span text:style-name="T20">const </text:span><text:span text:style-name="T22">Point</text:span>&amp; rhs);</text:p>
      <text:p text:style-name="P57"><text:span text:style-name="T22">Point </text:span><text:span text:style-name="T24">operator </text:span>- (<text:span text:style-name="T20">const </text:span><text:span text:style-name="T22">Point</text:span>&amp; lhs, <text:span text:style-name="T20">const </text:span><text:span text:style-name="T22">Point</text:span>&amp; rhs);</text:p>
      <text:p text:style-name="P57"><text:span text:style-name="T22">Point </text:span><text:span text:style-name="T24">operator </text:span>* (<text:span text:style-name="T20">const </text:span><text:span text:style-name="T22">Point</text:span>&amp; p, <text:span text:style-name="T20">double </text:span>d);</text:p>
      <text:p text:style-name="P57"><text:span text:style-name="T22">Point </text:span><text:span text:style-name="T24">operator </text:span>/ (<text:span text:style-name="T20">const </text:span><text:span text:style-name="T22">Point</text:span>&amp; p, <text:span text:style-name="T20">double </text:span>d);</text:p>
      <text:p text:style-name="P57"><text:span text:style-name="T22">std</text:span>::<text:span text:style-name="T25">ostream</text:span>&amp; <text:span text:style-name="T24">operator </text:span>&lt;&lt; (<text:span text:style-name="T22">std</text:span>::<text:span text:style-name="T25">ostream</text:span>&amp; os, <text:span text:style-name="T20">const </text:span><text:span text:style-name="T22">Point</text:span>&amp; p);</text:p>
      <text:p text:style-name="P57"><text:span text:style-name="T22">std</text:span>::<text:span text:style-name="T25">istream</text:span>&amp; <text:span text:style-name="T24">operator </text:span>&gt;&gt; (<text:span text:style-name="T22">std</text:span>::<text:span text:style-name="T25">istream</text:span>&amp; is, <text:span text:style-name="T22">Point</text:span>&amp; p);</text:p>
      <text:p text:style-name="P57"><text:span text:style-name="T20">double </text:span>point_and_straight_distance(<text:span text:style-name="T22">Point </text:span>p1, <text:span text:style-name="T22">Point </text:span>p2, <text:span text:style-name="T22">Point </text:span>p3);</text:p>
      <text:p text:style-name="P57"><text:span text:style-name="T20">double </text:span>straight_lenght(<text:span text:style-name="T22">Point </text:span>p1, <text:span text:style-name="T22">Point </text:span>p2);</text:p>
      <text:p text:style-name="P57"><text:span text:style-name="T20">class </text:span><text:span text:style-name="T22">Figure </text:span>{</text:p>
      <text:p text:style-name="P57"><text:span text:style-name="T20">public</text:span>:</text:p>
      <text:p text:style-name="P62"><text:s text:c="4"/><text:span text:style-name="T21">virtual </text:span><text:span text:style-name="T23">Point </text:span><text:span text:style-name="T34">Center() </text:span><text:span text:style-name="T21">const </text:span><text:span text:style-name="T34">= </text:span><text:span text:style-name="T28">0</text:span><text:span text:style-name="T34">;</text:span></text:p>
      <text:p text:style-name="P62"><text:s text:c="4"/><text:span text:style-name="T21">virtual double </text:span><text:span text:style-name="T34">Area() </text:span><text:span text:style-name="T21">const </text:span><text:span text:style-name="T34">= </text:span><text:span text:style-name="T28">0</text:span><text:span text:style-name="T34">;</text:span></text:p>
      <text:p text:style-name="P62"><text:s text:c="4"/><text:span text:style-name="T21">virtual void </text:span><text:span text:style-name="T34">Print(</text:span><text:span text:style-name="T23">std</text:span><text:span text:style-name="T34">::</text:span><text:span text:style-name="T26">ostream</text:span><text:span text:style-name="T34">&amp; os) </text:span><text:span text:style-name="T21">const </text:span><text:span text:style-name="T34">= </text:span><text:span text:style-name="T28">0</text:span><text:span text:style-name="T34">;</text:span></text:p>
      <text:p text:style-name="P62"><text:s text:c="4"/><text:span text:style-name="T21">virtual </text:span><text:span text:style-name="T34">~Figure() = </text:span><text:span text:style-name="T21">default</text:span><text:span text:style-name="T34">;</text:span></text:p>
      <text:p text:style-name="P57">};</text:p>
      <text:p text:style-name="P67"><text:span text:style-name="T22">std</text:span>::<text:span text:style-name="T25">ostream</text:span>&amp; <text:span text:style-name="T24">operator </text:span>&lt;&lt; (<text:span text:style-name="T22">std</text:span>::<text:span text:style-name="T25">ostream</text:span>&amp; str, <text:span text:style-name="T20">const </text:span><text:span text:style-name="T22">Figure</text:span>&amp; fig);</text:p>
      <text:p text:style-name="P60"><text:soft-page-break/><text:span text:style-name="T36"/></text:p>
      <text:p text:style-name="P29"><text:span text:style-name="T6">Figure.cpp</text:span><text:bookmark-start text:name="__DdeLink__2335_1509592092221"/><text:bookmark-end text:name="__DdeLink__2335_1509592092221"/></text:p>
      <text:p text:style-name="P57"><text:span text:style-name="T14">#include </text:span><text:span text:style-name="T17">"Figure.h"</text:span></text:p>
      <text:p text:style-name="P57"><text:span text:style-name="T22">Point </text:span><text:span text:style-name="T24">operator </text:span>+ (<text:span text:style-name="T20">const </text:span><text:span text:style-name="T22">Point</text:span>&amp; lhs, <text:span text:style-name="T20">const </text:span><text:span text:style-name="T22">Point</text:span>&amp; rhs) {</text:p>
      <text:p text:style-name="P62"><text:s text:c="4"/><text:span text:style-name="T21">return </text:span><text:span text:style-name="T34">{lhs.</text:span><text:span text:style-name="T30">x </text:span><text:span text:style-name="T34">+ rhs.</text:span><text:span text:style-name="T30">x</text:span><text:span text:style-name="T34">, lhs.</text:span><text:span text:style-name="T30">y </text:span><text:span text:style-name="T34">+ rhs.</text:span><text:span text:style-name="T30">y</text:span><text:span text:style-name="T34">};</text:span></text:p>
      <text:p text:style-name="P57">}</text:p>
      <text:p text:style-name="P57"><text:span text:style-name="T22">Point </text:span><text:span text:style-name="T24">operator </text:span>- (<text:span text:style-name="T20">const </text:span><text:span text:style-name="T22">Point</text:span>&amp; lhs, <text:span text:style-name="T20">const </text:span><text:span text:style-name="T22">Point</text:span>&amp; rhs) {</text:p>
      <text:p text:style-name="P62"><text:s text:c="4"/><text:span text:style-name="T21">return </text:span><text:span text:style-name="T34">{lhs.</text:span><text:span text:style-name="T30">x </text:span><text:span text:style-name="T34">- rhs.</text:span><text:span text:style-name="T30">x</text:span><text:span text:style-name="T34">, lhs.</text:span><text:span text:style-name="T30">y </text:span><text:span text:style-name="T34">- rhs.</text:span><text:span text:style-name="T30">y</text:span><text:span text:style-name="T34">};</text:span></text:p>
      <text:p text:style-name="P57">}</text:p>
      <text:p text:style-name="P57"><text:span text:style-name="T22">Point </text:span><text:span text:style-name="T24">operator </text:span>* (<text:span text:style-name="T20">const </text:span><text:span text:style-name="T22">Point</text:span>&amp; p, <text:span text:style-name="T20">double </text:span>d) {</text:p>
      <text:p text:style-name="P62"><text:s text:c="4"/><text:span text:style-name="T21">return </text:span><text:span text:style-name="T34">{p.</text:span><text:span text:style-name="T30">x </text:span><text:span text:style-name="T34">* d, p.</text:span><text:span text:style-name="T30">y </text:span><text:span text:style-name="T34">* d};</text:span></text:p>
      <text:p text:style-name="P57">}</text:p>
      <text:p text:style-name="P57"><text:span text:style-name="T22">Point </text:span><text:span text:style-name="T24">operator </text:span>/ (<text:span text:style-name="T20">const </text:span><text:span text:style-name="T22">Point</text:span>&amp; p, <text:span text:style-name="T20">double </text:span>d) {</text:p>
      <text:p text:style-name="P62"><text:s text:c="4"/><text:span text:style-name="T21">return </text:span><text:span text:style-name="T34">{p.</text:span><text:span text:style-name="T30">x </text:span><text:span text:style-name="T34">/ d, p.</text:span><text:span text:style-name="T30">y </text:span><text:span text:style-name="T34">/ d};</text:span></text:p>
      <text:p text:style-name="P57">}</text:p>
      <text:p text:style-name="P57"><text:span text:style-name="T22">std</text:span>::<text:span text:style-name="T25">ostream</text:span>&amp; <text:span text:style-name="T24">operator </text:span>&lt;&lt; (<text:span text:style-name="T22">std</text:span>::<text:span text:style-name="T25">ostream</text:span>&amp; os, <text:span text:style-name="T20">const </text:span><text:span text:style-name="T22">Point</text:span>&amp; p) {</text:p>
      <text:p text:style-name="P62"><text:s text:c="4"/><text:span text:style-name="T21">return </text:span><text:span text:style-name="T34">os </text:span><text:span text:style-name="T23">&lt;&lt; </text:span><text:span text:style-name="T34">p.</text:span><text:span text:style-name="T30">x </text:span><text:span text:style-name="T23">&lt;&lt; </text:span><text:span text:style-name="T18">" " </text:span><text:span text:style-name="T23">&lt;&lt; </text:span><text:span text:style-name="T34">p.</text:span><text:span text:style-name="T30">y</text:span><text:span text:style-name="T34">;</text:span></text:p>
      <text:p text:style-name="P57">}</text:p>
      <text:p text:style-name="P57"><text:span text:style-name="T22">std</text:span>::<text:span text:style-name="T25">istream</text:span>&amp; <text:span text:style-name="T24">operator </text:span>&gt;&gt; (<text:span text:style-name="T22">std</text:span>::<text:span text:style-name="T25">istream</text:span>&amp; is, <text:span text:style-name="T22">Point</text:span>&amp; p) {</text:p>
      <text:p text:style-name="P62"><text:s text:c="4"/><text:span text:style-name="T21">return </text:span><text:span text:style-name="T34">is </text:span><text:span text:style-name="T23">&gt;&gt; </text:span><text:span text:style-name="T34">p.</text:span><text:span text:style-name="T30">x </text:span><text:span text:style-name="T23">&gt;&gt; </text:span><text:span text:style-name="T34">p.</text:span><text:span text:style-name="T30">y</text:span><text:span text:style-name="T34">;</text:span></text:p>
      <text:p text:style-name="P57">}</text:p>
      <text:p text:style-name="P57"><text:span text:style-name="T22">std</text:span>::<text:span text:style-name="T25">ostream</text:span>&amp; <text:span text:style-name="T24">operator </text:span>&lt;&lt; (<text:span text:style-name="T22">std</text:span>::<text:span text:style-name="T25">ostream</text:span>&amp; os, <text:span text:style-name="T20">const </text:span><text:span text:style-name="T22">Figure</text:span>&amp; fig) {</text:p>
      <text:p text:style-name="P62"><text:s text:c="4"/><text:span text:style-name="T34">fig.Print(os);</text:span></text:p>
      <text:p text:style-name="P62"><text:s text:c="4"/><text:span text:style-name="T21">return </text:span><text:span text:style-name="T34">os;</text:span></text:p>
      <text:p text:style-name="P57">}</text:p>
      <text:p text:style-name="P57"><text:span text:style-name="T20">double </text:span>point_and_straight_distance(<text:span text:style-name="T22">Point </text:span>p1, <text:span text:style-name="T22">Point </text:span>p2, <text:span text:style-name="T22">Point </text:span>p3) {</text:p>
      <text:p text:style-name="P62"><text:s text:c="4"/><text:span text:style-name="T21">double </text:span><text:span text:style-name="T34">A = p2.</text:span><text:span text:style-name="T30">y </text:span><text:span text:style-name="T34">- p3.</text:span><text:span text:style-name="T30">y</text:span><text:span text:style-name="T34">;</text:span></text:p>
      <text:p text:style-name="P62"><text:s text:c="4"/><text:span text:style-name="T21">double </text:span><text:span text:style-name="T34">B = p3.</text:span><text:span text:style-name="T30">x </text:span><text:span text:style-name="T34">- p2.</text:span><text:span text:style-name="T30">x</text:span><text:span text:style-name="T34">;</text:span></text:p>
      <text:p text:style-name="P62"><text:s text:c="4"/><text:span text:style-name="T21">double </text:span><text:span text:style-name="T34">C = p2.</text:span><text:span text:style-name="T30">x</text:span><text:span text:style-name="T34">*p3.</text:span><text:span text:style-name="T30">y </text:span><text:span text:style-name="T34">- p3.</text:span><text:span text:style-name="T30">x</text:span><text:span text:style-name="T34">*p2.</text:span><text:span text:style-name="T30">y</text:span><text:span text:style-name="T34">;</text:span></text:p>
      <text:p text:style-name="P62"><text:s text:c="4"/><text:span text:style-name="T21">return </text:span><text:span text:style-name="T34">(</text:span><text:span text:style-name="T23">std</text:span><text:span text:style-name="T34">::abs(A*p1.</text:span><text:span text:style-name="T30">x </text:span><text:span text:style-name="T34">+ B*p1.</text:span><text:span text:style-name="T30">y </text:span><text:span text:style-name="T34">+ C) / </text:span><text:span text:style-name="T23">std</text:span><text:span text:style-name="T34">::sqrt(A*A + B*B));</text:span></text:p>
      <text:p text:style-name="P57">}</text:p>
      <text:p text:style-name="P57"><text:span text:style-name="T20">double </text:span>straight_lenght(<text:span text:style-name="T22">Point </text:span>p1, <text:span text:style-name="T22">Point </text:span>p2) {</text:p>
      <text:p text:style-name="P62"><text:s text:c="4"/><text:span text:style-name="T21">return </text:span><text:span text:style-name="T23">std</text:span><text:span text:style-name="T34">::sqrt(</text:span><text:span text:style-name="T23">std</text:span><text:span text:style-name="T34">::pow(p2.</text:span><text:span text:style-name="T30">x </text:span><text:span text:style-name="T34">- p1.</text:span><text:span text:style-name="T30">x</text:span><text:span text:style-name="T34">, </text:span><text:span text:style-name="T28">2</text:span><text:span text:style-name="T34">) + </text:span><text:span text:style-name="T23">std</text:span><text:span text:style-name="T34">::pow(p2.</text:span><text:span text:style-name="T30">y </text:span><text:span text:style-name="T34">- p1.</text:span><text:span text:style-name="T30">y</text:span><text:span text:style-name="T34">, </text:span><text:span text:style-name="T28">2</text:span><text:span text:style-name="T34">));</text:span></text:p>
      <text:p text:style-name="P67">}</text:p>
      <text:p text:style-name="P59"><text:span text:style-name="T36"/></text:p>
      <text:list xml:id="list163255621830283" text:continue-numbering="true" text:style-name="WWNum2">
        <text:list-item>
          <text:p text:style-name="P36">Вывод</text:p>
        </text:list-item>
      </text:list>
      <text:p text:style-name="P15"><text:tab/><text:span text:style-name="T38">В результате данной работы я научился работать с Cmake, создавать базовые абстрактные классы и их классы наследники, а так же узнал больше о принципах объектно ариентированного программирования</text:span></text:p>
      <text:p text:style-name="P5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1" svg:font-family="'DejaVu Sans Mono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25T16:32:54.069056632</dc:date>
    <meta:editing-cycles>10</meta:editing-cycles>
    <meta:editing-duration>PT18M33S</meta:editing-duration>
    <meta:generator>LibreOffice/6.0.7.3$Linux_X86_64 LibreOffice_project/00m0$Build-3</meta:generator>
    <meta:document-statistic meta:table-count="0" meta:image-count="0" meta:object-count="0" meta:page-count="15" meta:paragraph-count="492" meta:word-count="2579" meta:character-count="16022" meta:non-whitespace-character-count="12469"/>
  </office:meta>
</office:document-meta>
</file>